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11年04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9002584" table:style-name="ce57">
            <text:p>9,002,584</text:p>
          </table:table-cell>
          <table:table-cell office:value-type="float" office:value="23215015" table:style-name="ce58">
            <text:p>23,215,015</text:p>
          </table:table-cell>
          <table:table-cell office:value-type="float" office:value="11493738" table:style-name="ce58">
            <text:p>11,493,738</text:p>
          </table:table-cell>
          <table:table-cell office:value-type="float" office:value="11721277" table:style-name="ce59">
            <text:p>11,721,277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20113" table:style-name="ce57">
            <text:p>1,620,113</text:p>
          </table:table-cell>
          <table:table-cell office:value-type="float" office:value="3975803" table:style-name="ce62">
            <text:p>3,975,803</text:p>
          </table:table-cell>
          <table:table-cell office:value-type="float" office:value="1940507" table:style-name="ce62">
            <text:p>1,940,507</text:p>
          </table:table-cell>
          <table:table-cell office:value-type="float" office:value="2035296" table:style-name="ce59">
            <text:p>2,035,296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43569" table:style-name="ce57">
            <text:p>1,043,569</text:p>
          </table:table-cell>
          <table:table-cell office:value-type="float" office:value="2478124" table:style-name="ce62">
            <text:p>2,478,124</text:p>
          </table:table-cell>
          <table:table-cell office:value-type="float" office:value="1179782" table:style-name="ce62">
            <text:p>1,179,782</text:p>
          </table:table-cell>
          <table:table-cell office:value-type="float" office:value="1298342" table:style-name="ce59">
            <text:p>1,298,342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63712" table:style-name="ce57">
            <text:p>863,712</text:p>
          </table:table-cell>
          <table:table-cell office:value-type="float" office:value="2263430" table:style-name="ce62">
            <text:p>2,263,430</text:p>
          </table:table-cell>
          <table:table-cell office:value-type="float" office:value="1119790" table:style-name="ce62">
            <text:p>1,119,790</text:p>
          </table:table-cell>
          <table:table-cell office:value-type="float" office:value="1143640" table:style-name="ce59">
            <text:p>1,143,640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20026" table:style-name="ce57">
            <text:p>1,020,026</text:p>
          </table:table-cell>
          <table:table-cell office:value-type="float" office:value="2801069" table:style-name="ce62">
            <text:p>2,801,069</text:p>
          </table:table-cell>
          <table:table-cell office:value-type="float" office:value="1373848" table:style-name="ce62">
            <text:p>1,373,848</text:p>
          </table:table-cell>
          <table:table-cell office:value-type="float" office:value="1427221" table:style-name="ce59">
            <text:p>1,427,221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10333" table:style-name="ce57">
            <text:p>710,333</text:p>
          </table:table-cell>
          <table:table-cell office:value-type="float" office:value="1852429" table:style-name="ce62">
            <text:p>1,852,429</text:p>
          </table:table-cell>
          <table:table-cell office:value-type="float" office:value="922064" table:style-name="ce62">
            <text:p>922,064</text:p>
          </table:table-cell>
          <table:table-cell office:value-type="float" office:value="930365" table:style-name="ce59">
            <text:p>930,365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28283" table:style-name="ce57">
            <text:p>1,128,283</text:p>
          </table:table-cell>
          <table:table-cell office:value-type="float" office:value="2726087" table:style-name="ce61">
            <text:p>2,726,087</text:p>
          </table:table-cell>
          <table:table-cell office:value-type="float" office:value="1342982" table:style-name="ce62">
            <text:p>1,342,982</text:p>
          </table:table-cell>
          <table:table-cell office:value-type="float" office:value="1383105" table:style-name="ce59">
            <text:p>1,383,105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70353" table:style-name="ce57">
            <text:p>2,570,353</text:p>
          </table:table-cell>
          <table:table-cell office:value-type="float" office:value="6963811" table:style-name="ce61">
            <text:p>6,963,811</text:p>
          </table:table-cell>
          <table:table-cell office:value-type="float" office:value="3536981" table:style-name="ce62">
            <text:p>3,536,981</text:p>
          </table:table-cell>
          <table:table-cell office:value-type="float" office:value="3426830" table:style-name="ce59">
            <text:p>3,426,830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4421" table:style-name="ce36">
            <text:p>174,421</text:p>
          </table:table-cell>
          <table:table-cell office:value-type="float" office:value="448963" table:style-name="ce37">
            <text:p>448,963</text:p>
          </table:table-cell>
          <table:table-cell office:value-type="float" office:value="226008" table:style-name="ce37">
            <text:p>226,008</text:p>
          </table:table-cell>
          <table:table-cell office:value-type="float" office:value="222955" table:style-name="ce37">
            <text:p>222,95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11582" table:style-name="ce36">
            <text:p>211,582</text:p>
          </table:table-cell>
          <table:table-cell office:value-type="float" office:value="575682" table:style-name="ce37">
            <text:p>575,682</text:p>
          </table:table-cell>
          <table:table-cell office:value-type="float" office:value="293752" table:style-name="ce37">
            <text:p>293,752</text:p>
          </table:table-cell>
          <table:table-cell office:value-type="float" office:value="281930" table:style-name="ce37">
            <text:p>281,930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5608" table:style-name="ce36">
            <text:p>195,608</text:p>
          </table:table-cell>
          <table:table-cell office:value-type="float" office:value="535780" table:style-name="ce37">
            <text:p>535,780</text:p>
          </table:table-cell>
          <table:table-cell office:value-type="float" office:value="276022" table:style-name="ce37">
            <text:p>276,022</text:p>
          </table:table-cell>
          <table:table-cell office:value-type="float" office:value="259758" table:style-name="ce37">
            <text:p>259,758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9712" table:style-name="ce36">
            <text:p>399,712</text:p>
          </table:table-cell>
          <table:table-cell office:value-type="float" office:value="1248262" table:style-name="ce37">
            <text:p>1,248,262</text:p>
          </table:table-cell>
          <table:table-cell office:value-type="float" office:value="633559" table:style-name="ce37">
            <text:p>633,559</text:p>
          </table:table-cell>
          <table:table-cell office:value-type="float" office:value="614703" table:style-name="ce37">
            <text:p>614,703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526" table:style-name="ce36">
            <text:p>179,526</text:p>
          </table:table-cell>
          <table:table-cell office:value-type="float" office:value="481943" table:style-name="ce37">
            <text:p>481,943</text:p>
          </table:table-cell>
          <table:table-cell office:value-type="float" office:value="246038" table:style-name="ce37">
            <text:p>246,038</text:p>
          </table:table-cell>
          <table:table-cell office:value-type="float" office:value="235905" table:style-name="ce37">
            <text:p>235,905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4597" table:style-name="ce36">
            <text:p>244,597</text:p>
          </table:table-cell>
          <table:table-cell office:value-type="float" office:value="666655" table:style-name="ce37">
            <text:p>666,655</text:p>
          </table:table-cell>
          <table:table-cell office:value-type="float" office:value="344364" table:style-name="ce37">
            <text:p>344,364</text:p>
          </table:table-cell>
          <table:table-cell office:value-type="float" office:value="322291" table:style-name="ce37">
            <text:p>322,2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5012" table:style-name="ce36">
            <text:p>185,012</text:p>
          </table:table-cell>
          <table:table-cell office:value-type="float" office:value="490824" table:style-name="ce37">
            <text:p>490,824</text:p>
          </table:table-cell>
          <table:table-cell office:value-type="float" office:value="254485" table:style-name="ce37">
            <text:p>254,485</text:p>
          </table:table-cell>
          <table:table-cell office:value-type="float" office:value="236339" table:style-name="ce37">
            <text:p>236,33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3646" table:style-name="ce36">
            <text:p>293,646</text:p>
          </table:table-cell>
          <table:table-cell office:value-type="float" office:value="801377" table:style-name="ce37">
            <text:p>801,377</text:p>
          </table:table-cell>
          <table:table-cell office:value-type="float" office:value="407795" table:style-name="ce37">
            <text:p>407,795</text:p>
          </table:table-cell>
          <table:table-cell office:value-type="float" office:value="393582" table:style-name="ce37">
            <text:p>393,5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4040" table:style-name="ce36">
            <text:p>84,040</text:p>
          </table:table-cell>
          <table:table-cell office:value-type="float" office:value="212959" table:style-name="ce55">
            <text:p>212,959</text:p>
          </table:table-cell>
          <table:table-cell office:value-type="float" office:value="109159" table:style-name="ce37">
            <text:p>109,159</text:p>
          </table:table-cell>
          <table:table-cell office:value-type="float" office:value="103800" table:style-name="ce37">
            <text:p>103,8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897" table:style-name="ce36">
            <text:p>127,897</text:p>
          </table:table-cell>
          <table:table-cell office:value-type="float" office:value="319842" table:style-name="ce37">
            <text:p>319,842</text:p>
          </table:table-cell>
          <table:table-cell office:value-type="float" office:value="161579" table:style-name="ce37">
            <text:p>161,579</text:p>
          </table:table-cell>
          <table:table-cell office:value-type="float" office:value="158263" table:style-name="ce37">
            <text:p>158,26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2383" table:style-name="ce36">
            <text:p>42,383</text:p>
          </table:table-cell>
          <table:table-cell office:value-type="float" office:value="106216" table:style-name="ce37">
            <text:p>106,216</text:p>
          </table:table-cell>
          <table:table-cell office:value-type="float" office:value="54594" table:style-name="ce37">
            <text:p>54,594</text:p>
          </table:table-cell>
          <table:table-cell office:value-type="float" office:value="51622" table:style-name="ce37">
            <text:p>51,62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6035" table:style-name="ce36">
            <text:p>156,035</text:p>
          </table:table-cell>
          <table:table-cell office:value-type="float" office:value="361612" table:style-name="ce37">
            <text:p>361,612</text:p>
          </table:table-cell>
          <table:table-cell office:value-type="float" office:value="180267" table:style-name="ce37">
            <text:p>180,267</text:p>
          </table:table-cell>
          <table:table-cell office:value-type="float" office:value="181345" table:style-name="ce37">
            <text:p>181,34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4141" table:style-name="ce36">
            <text:p>174,141</text:p>
          </table:table-cell>
          <table:table-cell office:value-type="float" office:value="450494" table:style-name="ce37">
            <text:p>450,494</text:p>
          </table:table-cell>
          <table:table-cell office:value-type="float" office:value="222438" table:style-name="ce37">
            <text:p>222,438</text:p>
          </table:table-cell>
          <table:table-cell office:value-type="float" office:value="228056" table:style-name="ce37">
            <text:p>228,05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753" table:style-name="ce36">
            <text:p>101,753</text:p>
          </table:table-cell>
          <table:table-cell office:value-type="float" office:value="263202" table:style-name="ce37">
            <text:p>263,202</text:p>
          </table:table-cell>
          <table:table-cell office:value-type="float" office:value="126921" table:style-name="ce37">
            <text:p>126,921</text:p>
          </table:table-cell>
          <table:table-cell office:value-type="float" office:value="136281" table:style-name="ce37">
            <text:p>136,281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6195" table:style-name="ce57">
            <text:p>46,195</text:p>
          </table:table-cell>
          <table:table-cell office:value-type="float" office:value="154262" table:style-name="ce61">
            <text:p>154,262</text:p>
          </table:table-cell>
          <table:table-cell office:value-type="float" office:value="77784" table:style-name="ce61">
            <text:p>77,784</text:p>
          </table:table-cell>
          <table:table-cell office:value-type="float" office:value="76478" table:style-name="ce61">
            <text:p>76,4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2612" table:style-name="ce36">
            <text:p>42,612</text:p>
          </table:table-cell>
          <table:table-cell office:value-type="float" office:value="140510" table:style-name="ce37">
            <text:p>140,510</text:p>
          </table:table-cell>
          <table:table-cell office:value-type="float" office:value="69802" table:style-name="ce37">
            <text:p>69,802</text:p>
          </table:table-cell>
          <table:table-cell office:value-type="float" office:value="70708" table:style-name="ce37">
            <text:p>70,70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583" table:style-name="ce38">
            <text:p>3,583</text:p>
          </table:table-cell>
          <table:table-cell office:value-type="float" office:value="13752" table:style-name="ce39">
            <text:p>13,752</text:p>
          </table:table-cell>
          <table:table-cell office:value-type="float" office:value="7982" table:style-name="ce39">
            <text:p>7,982</text:p>
          </table:table-cell>
          <table:table-cell office:value-type="float" office:value="5770" table:style-name="ce39">
            <text:p>5,770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20113" table:style-name="ce82">
            <text:p>1,620,113</text:p>
          </table:table-cell>
          <table:table-cell office:value-type="float" office:value="3975803" table:style-name="ce79">
            <text:p>3,975,803</text:p>
          </table:table-cell>
          <table:table-cell office:value-type="float" office:value="1940507" table:style-name="ce79">
            <text:p>1,940,507</text:p>
          </table:table-cell>
          <table:table-cell office:value-type="float" office:value="2035296" table:style-name="ce83">
            <text:p>2,035,29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9254" table:style-name="ce9">
            <text:p>219,254</text:p>
          </table:table-cell>
          <table:table-cell office:value-type="float" office:value="548208" table:style-name="ce11">
            <text:p>548,208</text:p>
          </table:table-cell>
          <table:table-cell office:value-type="float" office:value="266338" table:style-name="ce11">
            <text:p>266,338</text:p>
          </table:table-cell>
          <table:table-cell office:value-type="float" office:value="281870" table:style-name="ce23">
            <text:p>281,87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5841" table:style-name="ce9">
            <text:p>155,841</text:p>
          </table:table-cell>
          <table:table-cell office:value-type="float" office:value="378878" table:style-name="ce11">
            <text:p>378,878</text:p>
          </table:table-cell>
          <table:table-cell office:value-type="float" office:value="185719" table:style-name="ce11">
            <text:p>185,719</text:p>
          </table:table-cell>
          <table:table-cell office:value-type="float" office:value="193159" table:style-name="ce23">
            <text:p>193,15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9252" table:style-name="ce9">
            <text:p>169,252</text:p>
          </table:table-cell>
          <table:table-cell office:value-type="float" office:value="401086" table:style-name="ce11">
            <text:p>401,086</text:p>
          </table:table-cell>
          <table:table-cell office:value-type="float" office:value="193678" table:style-name="ce11">
            <text:p>193,678</text:p>
          </table:table-cell>
          <table:table-cell office:value-type="float" office:value="207408" table:style-name="ce23">
            <text:p>207,4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0667" table:style-name="ce9">
            <text:p>90,667</text:p>
          </table:table-cell>
          <table:table-cell office:value-type="float" office:value="211493" table:style-name="ce11">
            <text:p>211,493</text:p>
          </table:table-cell>
          <table:table-cell office:value-type="float" office:value="100217" table:style-name="ce11">
            <text:p>100,217</text:p>
          </table:table-cell>
          <table:table-cell office:value-type="float" office:value="111276" table:style-name="ce23">
            <text:p>111,27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2630" table:style-name="ce9">
            <text:p>162,630</text:p>
          </table:table-cell>
          <table:table-cell office:value-type="float" office:value="418408" table:style-name="ce11">
            <text:p>418,408</text:p>
          </table:table-cell>
          <table:table-cell office:value-type="float" office:value="203564" table:style-name="ce11">
            <text:p>203,564</text:p>
          </table:table-cell>
          <table:table-cell office:value-type="float" office:value="214844" table:style-name="ce23">
            <text:p>214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003" table:style-name="ce9">
            <text:p>130,003</text:p>
          </table:table-cell>
          <table:table-cell office:value-type="float" office:value="294900" table:style-name="ce11">
            <text:p>294,900</text:p>
          </table:table-cell>
          <table:table-cell office:value-type="float" office:value="141459" table:style-name="ce11">
            <text:p>141,459</text:p>
          </table:table-cell>
          <table:table-cell office:value-type="float" office:value="153441" table:style-name="ce23">
            <text:p>153,4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666" table:style-name="ce9">
            <text:p>67,666</text:p>
          </table:table-cell>
          <table:table-cell office:value-type="float" office:value="180474" table:style-name="ce11">
            <text:p>180,474</text:p>
          </table:table-cell>
          <table:table-cell office:value-type="float" office:value="89854" table:style-name="ce11">
            <text:p>89,854</text:p>
          </table:table-cell>
          <table:table-cell office:value-type="float" office:value="90620" table:style-name="ce23">
            <text:p>90,6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2840" table:style-name="ce9">
            <text:p>32,840</text:p>
          </table:table-cell>
          <table:table-cell office:value-type="float" office:value="87897" table:style-name="ce11">
            <text:p>87,897</text:p>
          </table:table-cell>
          <table:table-cell office:value-type="float" office:value="44011" table:style-name="ce11">
            <text:p>44,011</text:p>
          </table:table-cell>
          <table:table-cell office:value-type="float" office:value="43886" table:style-name="ce23">
            <text:p>43,8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757" table:style-name="ce9">
            <text:p>44,757</text:p>
          </table:table-cell>
          <table:table-cell office:value-type="float" office:value="115272" table:style-name="ce11">
            <text:p>115,272</text:p>
          </table:table-cell>
          <table:table-cell office:value-type="float" office:value="57581" table:style-name="ce11">
            <text:p>57,581</text:p>
          </table:table-cell>
          <table:table-cell office:value-type="float" office:value="57691" table:style-name="ce23">
            <text:p>57,6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5384" table:style-name="ce9">
            <text:p>85,384</text:p>
          </table:table-cell>
          <table:table-cell office:value-type="float" office:value="184660" table:style-name="ce11">
            <text:p>184,660</text:p>
          </table:table-cell>
          <table:table-cell office:value-type="float" office:value="88324" table:style-name="ce11">
            <text:p>88,324</text:p>
          </table:table-cell>
          <table:table-cell office:value-type="float" office:value="96336" table:style-name="ce23">
            <text:p>96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2290" table:style-name="ce9">
            <text:p>92,290</text:p>
          </table:table-cell>
          <table:table-cell office:value-type="float" office:value="204892" table:style-name="ce11">
            <text:p>204,892</text:p>
          </table:table-cell>
          <table:table-cell office:value-type="float" office:value="99693" table:style-name="ce11">
            <text:p>99,693</text:p>
          </table:table-cell>
          <table:table-cell office:value-type="float" office:value="105199" table:style-name="ce23">
            <text:p>105,1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050" table:style-name="ce9">
            <text:p>16,050</text:p>
          </table:table-cell>
          <table:table-cell office:value-type="float" office:value="38157" table:style-name="ce11">
            <text:p>38,157</text:p>
          </table:table-cell>
          <table:table-cell office:value-type="float" office:value="19234" table:style-name="ce11">
            <text:p>19,234</text:p>
          </table:table-cell>
          <table:table-cell office:value-type="float" office:value="18923" table:style-name="ce23">
            <text:p>18,9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90913" table:style-name="ce9">
            <text:p>90,913</text:p>
          </table:table-cell>
          <table:table-cell office:value-type="float" office:value="236333" table:style-name="ce11">
            <text:p>236,333</text:p>
          </table:table-cell>
          <table:table-cell office:value-type="float" office:value="116048" table:style-name="ce11">
            <text:p>116,048</text:p>
          </table:table-cell>
          <table:table-cell office:value-type="float" office:value="120285" table:style-name="ce23">
            <text:p>120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4111" table:style-name="ce9">
            <text:p>74,111</text:p>
          </table:table-cell>
          <table:table-cell office:value-type="float" office:value="200505" table:style-name="ce11">
            <text:p>200,505</text:p>
          </table:table-cell>
          <table:table-cell office:value-type="float" office:value="98122" table:style-name="ce11">
            <text:p>98,122</text:p>
          </table:table-cell>
          <table:table-cell office:value-type="float" office:value="102383" table:style-name="ce23">
            <text:p>102,3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5892" table:style-name="ce9">
            <text:p>35,892</text:p>
          </table:table-cell>
          <table:table-cell office:value-type="float" office:value="90302" table:style-name="ce11">
            <text:p>90,302</text:p>
          </table:table-cell>
          <table:table-cell office:value-type="float" office:value="45216" table:style-name="ce11">
            <text:p>45,216</text:p>
          </table:table-cell>
          <table:table-cell office:value-type="float" office:value="45086" table:style-name="ce23">
            <text:p>45,0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993" table:style-name="ce9">
            <text:p>28,993</text:p>
          </table:table-cell>
          <table:table-cell office:value-type="float" office:value="77013" table:style-name="ce11">
            <text:p>77,013</text:p>
          </table:table-cell>
          <table:table-cell office:value-type="float" office:value="37974" table:style-name="ce11">
            <text:p>37,974</text:p>
          </table:table-cell>
          <table:table-cell office:value-type="float" office:value="39039" table:style-name="ce23">
            <text:p>39,0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50929" table:style-name="ce9">
            <text:p>50,929</text:p>
          </table:table-cell>
          <table:table-cell office:value-type="float" office:value="124482" table:style-name="ce11">
            <text:p>124,482</text:p>
          </table:table-cell>
          <table:table-cell office:value-type="float" office:value="60467" table:style-name="ce11">
            <text:p>60,467</text:p>
          </table:table-cell>
          <table:table-cell office:value-type="float" office:value="64015" table:style-name="ce23">
            <text:p>64,0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31" table:style-name="ce9">
            <text:p>9,831</text:p>
          </table:table-cell>
          <table:table-cell office:value-type="float" office:value="23429" table:style-name="ce11">
            <text:p>23,429</text:p>
          </table:table-cell>
          <table:table-cell office:value-type="float" office:value="11701" table:style-name="ce11">
            <text:p>11,701</text:p>
          </table:table-cell>
          <table:table-cell office:value-type="float" office:value="11728" table:style-name="ce23">
            <text:p>11,7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71" table:style-name="ce9">
            <text:p>3,371</text:p>
          </table:table-cell>
          <table:table-cell office:value-type="float" office:value="7400" table:style-name="ce11">
            <text:p>7,400</text:p>
          </table:table-cell>
          <table:table-cell office:value-type="float" office:value="4042" table:style-name="ce11">
            <text:p>4,042</text:p>
          </table:table-cell>
          <table:table-cell office:value-type="float" office:value="3358" table:style-name="ce23">
            <text:p>3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64" table:style-name="ce9">
            <text:p>2,564</text:p>
          </table:table-cell>
          <table:table-cell office:value-type="float" office:value="6594" table:style-name="ce11">
            <text:p>6,594</text:p>
          </table:table-cell>
          <table:table-cell office:value-type="float" office:value="3585" table:style-name="ce11">
            <text:p>3,585</text:p>
          </table:table-cell>
          <table:table-cell office:value-type="float" office:value="3009" table:style-name="ce23">
            <text:p>3,0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92" table:style-name="ce9">
            <text:p>9,592</text:p>
          </table:table-cell>
          <table:table-cell office:value-type="float" office:value="22145" table:style-name="ce11">
            <text:p>22,145</text:p>
          </table:table-cell>
          <table:table-cell office:value-type="float" office:value="11357" table:style-name="ce11">
            <text:p>11,357</text:p>
          </table:table-cell>
          <table:table-cell office:value-type="float" office:value="10788" table:style-name="ce23">
            <text:p>10,7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05" table:style-name="ce9">
            <text:p>4,205</text:p>
          </table:table-cell>
          <table:table-cell office:value-type="float" office:value="11067" table:style-name="ce11">
            <text:p>11,067</text:p>
          </table:table-cell>
          <table:table-cell office:value-type="float" office:value="5773" table:style-name="ce11">
            <text:p>5,773</text:p>
          </table:table-cell>
          <table:table-cell office:value-type="float" office:value="5294" table:style-name="ce23">
            <text:p>5,2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6259" table:style-name="ce9">
            <text:p>16,259</text:p>
          </table:table-cell>
          <table:table-cell office:value-type="float" office:value="40060" table:style-name="ce11">
            <text:p>40,060</text:p>
          </table:table-cell>
          <table:table-cell office:value-type="float" office:value="19989" table:style-name="ce11">
            <text:p>19,989</text:p>
          </table:table-cell>
          <table:table-cell office:value-type="float" office:value="20071" table:style-name="ce23">
            <text:p>20,0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03" table:style-name="ce9">
            <text:p>2,203</text:p>
          </table:table-cell>
          <table:table-cell office:value-type="float" office:value="4313" table:style-name="ce11">
            <text:p>4,313</text:p>
          </table:table-cell>
          <table:table-cell office:value-type="float" office:value="2413" table:style-name="ce11">
            <text:p>2,413</text:p>
          </table:table-cell>
          <table:table-cell office:value-type="float" office:value="1900" table:style-name="ce23">
            <text:p>1,9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652" table:style-name="ce9">
            <text:p>3,652</text:p>
          </table:table-cell>
          <table:table-cell office:value-type="float" office:value="8219" table:style-name="ce11">
            <text:p>8,219</text:p>
          </table:table-cell>
          <table:table-cell office:value-type="float" office:value="4454" table:style-name="ce11">
            <text:p>4,454</text:p>
          </table:table-cell>
          <table:table-cell office:value-type="float" office:value="3765" table:style-name="ce23">
            <text:p>3,7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07" table:style-name="ce9">
            <text:p>4,307</text:p>
          </table:table-cell>
          <table:table-cell office:value-type="float" office:value="11440" table:style-name="ce11">
            <text:p>11,440</text:p>
          </table:table-cell>
          <table:table-cell office:value-type="float" office:value="5842" table:style-name="ce11">
            <text:p>5,842</text:p>
          </table:table-cell>
          <table:table-cell office:value-type="float" office:value="5598" table:style-name="ce23">
            <text:p>5,5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258" table:style-name="ce9">
            <text:p>7,258</text:p>
          </table:table-cell>
          <table:table-cell office:value-type="float" office:value="20696" table:style-name="ce11">
            <text:p>20,696</text:p>
          </table:table-cell>
          <table:table-cell office:value-type="float" office:value="10193" table:style-name="ce11">
            <text:p>10,193</text:p>
          </table:table-cell>
          <table:table-cell office:value-type="float" office:value="10503" table:style-name="ce23">
            <text:p>10,5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90" table:style-name="ce9">
            <text:p>7,490</text:p>
          </table:table-cell>
          <table:table-cell office:value-type="float" office:value="21174" table:style-name="ce11">
            <text:p>21,174</text:p>
          </table:table-cell>
          <table:table-cell office:value-type="float" office:value="10571" table:style-name="ce11">
            <text:p>10,571</text:p>
          </table:table-cell>
          <table:table-cell office:value-type="float" office:value="10603" table:style-name="ce23">
            <text:p>10,603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9" table:style-name="ce16">
            <text:p>1,909</text:p>
          </table:table-cell>
          <table:table-cell office:value-type="float" office:value="6306" table:style-name="ce18">
            <text:p>6,306</text:p>
          </table:table-cell>
          <table:table-cell office:value-type="float" office:value="3088" table:style-name="ce18">
            <text:p>3,088</text:p>
          </table:table-cell>
          <table:table-cell office:value-type="float" office:value="3218" table:style-name="ce19">
            <text:p>3,218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43569" table:style-name="ce71">
            <text:p>1,043,569</text:p>
          </table:table-cell>
          <table:table-cell office:value-type="float" office:value="2478124" table:style-name="ce79">
            <text:p>2,478,124</text:p>
          </table:table-cell>
          <table:table-cell office:value-type="float" office:value="1179782" table:style-name="ce79">
            <text:p>1,179,782</text:p>
          </table:table-cell>
          <table:table-cell office:value-type="float" office:value="1298342" table:style-name="ce73">
            <text:p>1,298,3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79046" table:style-name="ce52">
            <text:p>79,046</text:p>
          </table:table-cell>
          <table:table-cell office:value-type="float" office:value="188926" table:style-name="ce11">
            <text:p>188,926</text:p>
          </table:table-cell>
          <table:table-cell office:value-type="float" office:value="88397" table:style-name="ce11">
            <text:p>88,397</text:p>
          </table:table-cell>
          <table:table-cell office:value-type="float" office:value="100529" table:style-name="ce10">
            <text:p>100,5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7077" table:style-name="ce52">
            <text:p>87,077</text:p>
          </table:table-cell>
          <table:table-cell office:value-type="float" office:value="203098" table:style-name="ce11">
            <text:p>203,098</text:p>
          </table:table-cell>
          <table:table-cell office:value-type="float" office:value="96504" table:style-name="ce11">
            <text:p>96,504</text:p>
          </table:table-cell>
          <table:table-cell office:value-type="float" office:value="106594" table:style-name="ce10">
            <text:p>106,5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18524" table:style-name="ce52">
            <text:p>118,524</text:p>
          </table:table-cell>
          <table:table-cell office:value-type="float" office:value="287544" table:style-name="ce11">
            <text:p>287,544</text:p>
          </table:table-cell>
          <table:table-cell office:value-type="float" office:value="134098" table:style-name="ce11">
            <text:p>134,098</text:p>
          </table:table-cell>
          <table:table-cell office:value-type="float" office:value="153446" table:style-name="ce10">
            <text:p>153,4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8288" table:style-name="ce52">
            <text:p>98,288</text:p>
          </table:table-cell>
          <table:table-cell office:value-type="float" office:value="210447" table:style-name="ce11">
            <text:p>210,447</text:p>
          </table:table-cell>
          <table:table-cell office:value-type="float" office:value="97472" table:style-name="ce11">
            <text:p>97,472</text:p>
          </table:table-cell>
          <table:table-cell office:value-type="float" office:value="112975" table:style-name="ce10">
            <text:p>112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4312" table:style-name="ce52">
            <text:p>64,312</text:p>
          </table:table-cell>
          <table:table-cell office:value-type="float" office:value="147482" table:style-name="ce11">
            <text:p>147,482</text:p>
          </table:table-cell>
          <table:table-cell office:value-type="float" office:value="70160" table:style-name="ce11">
            <text:p>70,160</text:p>
          </table:table-cell>
          <table:table-cell office:value-type="float" office:value="77322" table:style-name="ce10">
            <text:p>77,3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642" table:style-name="ce52">
            <text:p>51,642</text:p>
          </table:table-cell>
          <table:table-cell office:value-type="float" office:value="118445" table:style-name="ce11">
            <text:p>118,445</text:p>
          </table:table-cell>
          <table:table-cell office:value-type="float" office:value="57280" table:style-name="ce11">
            <text:p>57,280</text:p>
          </table:table-cell>
          <table:table-cell office:value-type="float" office:value="61165" table:style-name="ce10">
            <text:p>61,1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7941" table:style-name="ce52">
            <text:p>77,941</text:p>
          </table:table-cell>
          <table:table-cell office:value-type="float" office:value="173345" table:style-name="ce11">
            <text:p>173,345</text:p>
          </table:table-cell>
          <table:table-cell office:value-type="float" office:value="84705" table:style-name="ce11">
            <text:p>84,705</text:p>
          </table:table-cell>
          <table:table-cell office:value-type="float" office:value="88640" table:style-name="ce10">
            <text:p>88,6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6404" table:style-name="ce52">
            <text:p>106,404</text:p>
          </table:table-cell>
          <table:table-cell office:value-type="float" office:value="256942" table:style-name="ce11">
            <text:p>256,942</text:p>
          </table:table-cell>
          <table:table-cell office:value-type="float" office:value="122726" table:style-name="ce11">
            <text:p>122,726</text:p>
          </table:table-cell>
          <table:table-cell office:value-type="float" office:value="134216" table:style-name="ce10">
            <text:p>134,2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391" table:style-name="ce52">
            <text:p>47,391</text:p>
          </table:table-cell>
          <table:table-cell office:value-type="float" office:value="113641" table:style-name="ce11">
            <text:p>113,641</text:p>
          </table:table-cell>
          <table:table-cell office:value-type="float" office:value="55317" table:style-name="ce11">
            <text:p>55,317</text:p>
          </table:table-cell>
          <table:table-cell office:value-type="float" office:value="58324" table:style-name="ce10">
            <text:p>58,3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120" table:style-name="ce52">
            <text:p>109,120</text:p>
          </table:table-cell>
          <table:table-cell office:value-type="float" office:value="271853" table:style-name="ce11">
            <text:p>271,853</text:p>
          </table:table-cell>
          <table:table-cell office:value-type="float" office:value="129409" table:style-name="ce11">
            <text:p>129,409</text:p>
          </table:table-cell>
          <table:table-cell office:value-type="float" office:value="142444" table:style-name="ce10">
            <text:p>142,4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387" table:style-name="ce52">
            <text:p>106,387</text:p>
          </table:table-cell>
          <table:table-cell office:value-type="float" office:value="264537" table:style-name="ce11">
            <text:p>264,537</text:p>
          </table:table-cell>
          <table:table-cell office:value-type="float" office:value="127560" table:style-name="ce11">
            <text:p>127,560</text:p>
          </table:table-cell>
          <table:table-cell office:value-type="float" office:value="136977" table:style-name="ce10">
            <text:p>136,97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437" table:style-name="ce53">
            <text:p>97,437</text:p>
          </table:table-cell>
          <table:table-cell office:value-type="float" office:value="241864" table:style-name="ce18">
            <text:p>241,864</text:p>
          </table:table-cell>
          <table:table-cell office:value-type="float" office:value="116154" table:style-name="ce18">
            <text:p>116,154</text:p>
          </table:table-cell>
          <table:table-cell office:value-type="float" office:value="125710" table:style-name="ce17">
            <text:p>125,710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63712" table:style-name="ce71">
            <text:p>863,712</text:p>
          </table:table-cell>
          <table:table-cell office:value-type="float" office:value="2263430" table:style-name="ce79">
            <text:p>2,263,430</text:p>
          </table:table-cell>
          <table:table-cell office:value-type="float" office:value="1119790" table:style-name="ce79">
            <text:p>1,119,790</text:p>
          </table:table-cell>
          <table:table-cell office:value-type="float" office:value="1143640" table:style-name="ce83">
            <text:p>1,143,64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82484" table:style-name="ce52">
            <text:p>182,484</text:p>
          </table:table-cell>
          <table:table-cell office:value-type="float" office:value="457815" table:style-name="ce11">
            <text:p>457,815</text:p>
          </table:table-cell>
          <table:table-cell office:value-type="float" office:value="220733" table:style-name="ce11">
            <text:p>220,733</text:p>
          </table:table-cell>
          <table:table-cell office:value-type="float" office:value="237082" table:style-name="ce23">
            <text:p>237,08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4469" table:style-name="ce52">
            <text:p>164,469</text:p>
          </table:table-cell>
          <table:table-cell office:value-type="float" office:value="420556" table:style-name="ce11">
            <text:p>420,556</text:p>
          </table:table-cell>
          <table:table-cell office:value-type="float" office:value="205828" table:style-name="ce11">
            <text:p>205,828</text:p>
          </table:table-cell>
          <table:table-cell office:value-type="float" office:value="214728" table:style-name="ce23">
            <text:p>214,72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454" table:style-name="ce52">
            <text:p>34,454</text:p>
          </table:table-cell>
          <table:table-cell office:value-type="float" office:value="94306" table:style-name="ce11">
            <text:p>94,306</text:p>
          </table:table-cell>
          <table:table-cell office:value-type="float" office:value="47918" table:style-name="ce11">
            <text:p>47,918</text:p>
          </table:table-cell>
          <table:table-cell office:value-type="float" office:value="46388" table:style-name="ce23">
            <text:p>46,38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4620" table:style-name="ce52">
            <text:p>64,620</text:p>
          </table:table-cell>
          <table:table-cell office:value-type="float" office:value="176421" table:style-name="ce11">
            <text:p>176,421</text:p>
          </table:table-cell>
          <table:table-cell office:value-type="float" office:value="88346" table:style-name="ce11">
            <text:p>88,346</text:p>
          </table:table-cell>
          <table:table-cell office:value-type="float" office:value="88075" table:style-name="ce23">
            <text:p>88,07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862" table:style-name="ce52">
            <text:p>61,862</text:p>
          </table:table-cell>
          <table:table-cell office:value-type="float" office:value="166157" table:style-name="ce11">
            <text:p>166,157</text:p>
          </table:table-cell>
          <table:table-cell office:value-type="float" office:value="82181" table:style-name="ce11">
            <text:p>82,181</text:p>
          </table:table-cell>
          <table:table-cell office:value-type="float" office:value="83976" table:style-name="ce23">
            <text:p>83,97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2836" table:style-name="ce52">
            <text:p>32,836</text:p>
          </table:table-cell>
          <table:table-cell office:value-type="float" office:value="86968" table:style-name="ce11">
            <text:p>86,968</text:p>
          </table:table-cell>
          <table:table-cell office:value-type="float" office:value="44152" table:style-name="ce11">
            <text:p>44,152</text:p>
          </table:table-cell>
          <table:table-cell office:value-type="float" office:value="42816" table:style-name="ce23">
            <text:p>42,81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9537" table:style-name="ce52">
            <text:p>69,537</text:p>
          </table:table-cell>
          <table:table-cell office:value-type="float" office:value="168057" table:style-name="ce11">
            <text:p>168,057</text:p>
          </table:table-cell>
          <table:table-cell office:value-type="float" office:value="83363" table:style-name="ce11">
            <text:p>83,363</text:p>
          </table:table-cell>
          <table:table-cell office:value-type="float" office:value="84694" table:style-name="ce23">
            <text:p>84,69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8192" table:style-name="ce52">
            <text:p>78,192</text:p>
          </table:table-cell>
          <table:table-cell office:value-type="float" office:value="209057" table:style-name="ce11">
            <text:p>209,057</text:p>
          </table:table-cell>
          <table:table-cell office:value-type="float" office:value="103670" table:style-name="ce11">
            <text:p>103,670</text:p>
          </table:table-cell>
          <table:table-cell office:value-type="float" office:value="105387" table:style-name="ce23">
            <text:p>105,38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5009" table:style-name="ce52">
            <text:p>45,009</text:p>
          </table:table-cell>
          <table:table-cell office:value-type="float" office:value="124027" table:style-name="ce11">
            <text:p>124,027</text:p>
          </table:table-cell>
          <table:table-cell office:value-type="float" office:value="61731" table:style-name="ce11">
            <text:p>61,731</text:p>
          </table:table-cell>
          <table:table-cell office:value-type="float" office:value="62296" table:style-name="ce23">
            <text:p>62,29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2480" table:style-name="ce52">
            <text:p>82,480</text:p>
          </table:table-cell>
          <table:table-cell office:value-type="float" office:value="227108" table:style-name="ce11">
            <text:p>227,108</text:p>
          </table:table-cell>
          <table:table-cell office:value-type="float" office:value="112265" table:style-name="ce11">
            <text:p>112,265</text:p>
          </table:table-cell>
          <table:table-cell office:value-type="float" office:value="114843" table:style-name="ce23">
            <text:p>114,84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595" table:style-name="ce52">
            <text:p>17,595</text:p>
          </table:table-cell>
          <table:table-cell office:value-type="float" office:value="49060" table:style-name="ce11">
            <text:p>49,060</text:p>
          </table:table-cell>
          <table:table-cell office:value-type="float" office:value="26006" table:style-name="ce11">
            <text:p>26,006</text:p>
          </table:table-cell>
          <table:table-cell office:value-type="float" office:value="23054" table:style-name="ce23">
            <text:p>23,05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6258" table:style-name="ce52">
            <text:p>26,258</text:p>
          </table:table-cell>
          <table:table-cell office:value-type="float" office:value="71172" table:style-name="ce11">
            <text:p>71,172</text:p>
          </table:table-cell>
          <table:table-cell office:value-type="float" office:value="36800" table:style-name="ce11">
            <text:p>36,800</text:p>
          </table:table-cell>
          <table:table-cell office:value-type="float" office:value="34372" table:style-name="ce23">
            <text:p>34,372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916" table:style-name="ce53">
            <text:p>3,916</text:p>
          </table:table-cell>
          <table:table-cell office:value-type="float" office:value="12726" table:style-name="ce18">
            <text:p>12,726</text:p>
          </table:table-cell>
          <table:table-cell office:value-type="float" office:value="6797" table:style-name="ce18">
            <text:p>6,797</text:p>
          </table:table-cell>
          <table:table-cell office:value-type="float" office:value="5929" table:style-name="ce19">
            <text:p>5,929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11年04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20026" table:style-name="ce71">
            <text:p>1,020,026</text:p>
          </table:table-cell>
          <table:table-cell office:value-type="float" office:value="2801069" table:style-name="ce79">
            <text:p>2,801,069</text:p>
          </table:table-cell>
          <table:table-cell office:value-type="float" office:value="1373848" table:style-name="ce79">
            <text:p>1,373,848</text:p>
          </table:table-cell>
          <table:table-cell office:value-type="float" office:value="1427221" table:style-name="ce73">
            <text:p>1,427,22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879" table:style-name="ce52">
            <text:p>7,879</text:p>
          </table:table-cell>
          <table:table-cell office:value-type="float" office:value="17452" table:style-name="ce11">
            <text:p>17,452</text:p>
          </table:table-cell>
          <table:table-cell office:value-type="float" office:value="8636" table:style-name="ce11">
            <text:p>8,636</text:p>
          </table:table-cell>
          <table:table-cell office:value-type="float" office:value="8816" table:style-name="ce10">
            <text:p>8,81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9300" table:style-name="ce52">
            <text:p>29,300</text:p>
          </table:table-cell>
          <table:table-cell office:value-type="float" office:value="75149" table:style-name="ce11">
            <text:p>75,149</text:p>
          </table:table-cell>
          <table:table-cell office:value-type="float" office:value="37135" table:style-name="ce11">
            <text:p>37,135</text:p>
          </table:table-cell>
          <table:table-cell office:value-type="float" office:value="38014" table:style-name="ce10">
            <text:p>38,01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603" table:style-name="ce52">
            <text:p>50,603</text:p>
          </table:table-cell>
          <table:table-cell office:value-type="float" office:value="125342" table:style-name="ce11">
            <text:p>125,342</text:p>
          </table:table-cell>
          <table:table-cell office:value-type="float" office:value="59922" table:style-name="ce11">
            <text:p>59,922</text:p>
          </table:table-cell>
          <table:table-cell office:value-type="float" office:value="65420" table:style-name="ce10">
            <text:p>65,420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207" table:style-name="ce52">
            <text:p>46,207</text:p>
          </table:table-cell>
          <table:table-cell office:value-type="float" office:value="111957" table:style-name="ce11">
            <text:p>111,957</text:p>
          </table:table-cell>
          <table:table-cell office:value-type="float" office:value="52967" table:style-name="ce11">
            <text:p>52,967</text:p>
          </table:table-cell>
          <table:table-cell office:value-type="float" office:value="58990" table:style-name="ce10">
            <text:p>58,99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499" table:style-name="ce52">
            <text:p>60,499</text:p>
          </table:table-cell>
          <table:table-cell office:value-type="float" office:value="142302" table:style-name="ce11">
            <text:p>142,302</text:p>
          </table:table-cell>
          <table:table-cell office:value-type="float" office:value="67755" table:style-name="ce11">
            <text:p>67,755</text:p>
          </table:table-cell>
          <table:table-cell office:value-type="float" office:value="74547" table:style-name="ce10">
            <text:p>74,54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91302" table:style-name="ce52">
            <text:p>91,302</text:p>
          </table:table-cell>
          <table:table-cell office:value-type="float" office:value="229720" table:style-name="ce11">
            <text:p>229,720</text:p>
          </table:table-cell>
          <table:table-cell office:value-type="float" office:value="109802" table:style-name="ce11">
            <text:p>109,802</text:p>
          </table:table-cell>
          <table:table-cell office:value-type="float" office:value="119918" table:style-name="ce10">
            <text:p>119,91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8264" table:style-name="ce52">
            <text:p>68,264</text:p>
          </table:table-cell>
          <table:table-cell office:value-type="float" office:value="175753" table:style-name="ce11">
            <text:p>175,753</text:p>
          </table:table-cell>
          <table:table-cell office:value-type="float" office:value="83747" table:style-name="ce11">
            <text:p>83,747</text:p>
          </table:table-cell>
          <table:table-cell office:value-type="float" office:value="92006" table:style-name="ce10">
            <text:p>92,00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11885" table:style-name="ce52">
            <text:p>111,885</text:p>
          </table:table-cell>
          <table:table-cell office:value-type="float" office:value="290687" table:style-name="ce11">
            <text:p>290,687</text:p>
          </table:table-cell>
          <table:table-cell office:value-type="float" office:value="138460" table:style-name="ce11">
            <text:p>138,460</text:p>
          </table:table-cell>
          <table:table-cell office:value-type="float" office:value="152227" table:style-name="ce10">
            <text:p>152,22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456" table:style-name="ce52">
            <text:p>55,456</text:p>
          </table:table-cell>
          <table:table-cell office:value-type="float" office:value="163681" table:style-name="ce11">
            <text:p>163,681</text:p>
          </table:table-cell>
          <table:table-cell office:value-type="float" office:value="80556" table:style-name="ce11">
            <text:p>80,556</text:p>
          </table:table-cell>
          <table:table-cell office:value-type="float" office:value="83125" table:style-name="ce10">
            <text:p>83,12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56" table:style-name="ce52">
            <text:p>17,456</text:p>
          </table:table-cell>
          <table:table-cell office:value-type="float" office:value="47959" table:style-name="ce11">
            <text:p>47,959</text:p>
          </table:table-cell>
          <table:table-cell office:value-type="float" office:value="24517" table:style-name="ce11">
            <text:p>24,517</text:p>
          </table:table-cell>
          <table:table-cell office:value-type="float" office:value="23442" table:style-name="ce10">
            <text:p>23,44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4105" table:style-name="ce52">
            <text:p>24,105</text:p>
          </table:table-cell>
          <table:table-cell office:value-type="float" office:value="75001" table:style-name="ce11">
            <text:p>75,001</text:p>
          </table:table-cell>
          <table:table-cell office:value-type="float" office:value="37555" table:style-name="ce11">
            <text:p>37,555</text:p>
          </table:table-cell>
          <table:table-cell office:value-type="float" office:value="37446" table:style-name="ce10">
            <text:p>37,44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30407" table:style-name="ce52">
            <text:p>30,407</text:p>
          </table:table-cell>
          <table:table-cell office:value-type="float" office:value="88323" table:style-name="ce11">
            <text:p>88,323</text:p>
          </table:table-cell>
          <table:table-cell office:value-type="float" office:value="45031" table:style-name="ce11">
            <text:p>45,031</text:p>
          </table:table-cell>
          <table:table-cell office:value-type="float" office:value="43292" table:style-name="ce10">
            <text:p>43,29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2257" table:style-name="ce52">
            <text:p>32,257</text:p>
          </table:table-cell>
          <table:table-cell office:value-type="float" office:value="96139" table:style-name="ce11">
            <text:p>96,139</text:p>
          </table:table-cell>
          <table:table-cell office:value-type="float" office:value="48291" table:style-name="ce11">
            <text:p>48,291</text:p>
          </table:table-cell>
          <table:table-cell office:value-type="float" office:value="47848" table:style-name="ce10">
            <text:p>47,84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609" table:style-name="ce52">
            <text:p>19,609</text:p>
          </table:table-cell>
          <table:table-cell office:value-type="float" office:value="59442" table:style-name="ce11">
            <text:p>59,442</text:p>
          </table:table-cell>
          <table:table-cell office:value-type="float" office:value="29788" table:style-name="ce11">
            <text:p>29,788</text:p>
          </table:table-cell>
          <table:table-cell office:value-type="float" office:value="29654" table:style-name="ce10">
            <text:p>29,65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995" table:style-name="ce52">
            <text:p>16,995</text:p>
          </table:table-cell>
          <table:table-cell office:value-type="float" office:value="53681" table:style-name="ce11">
            <text:p>53,681</text:p>
          </table:table-cell>
          <table:table-cell office:value-type="float" office:value="27076" table:style-name="ce11">
            <text:p>27,076</text:p>
          </table:table-cell>
          <table:table-cell office:value-type="float" office:value="26605" table:style-name="ce10">
            <text:p>26,60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310" table:style-name="ce52">
            <text:p>20,310</text:p>
          </table:table-cell>
          <table:table-cell office:value-type="float" office:value="64455" table:style-name="ce11">
            <text:p>64,455</text:p>
          </table:table-cell>
          <table:table-cell office:value-type="float" office:value="32832" table:style-name="ce11">
            <text:p>32,832</text:p>
          </table:table-cell>
          <table:table-cell office:value-type="float" office:value="31623" table:style-name="ce10">
            <text:p>31,62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8086" table:style-name="ce52">
            <text:p>38,086</text:p>
          </table:table-cell>
          <table:table-cell office:value-type="float" office:value="108678" table:style-name="ce11">
            <text:p>108,678</text:p>
          </table:table-cell>
          <table:table-cell office:value-type="float" office:value="53457" table:style-name="ce11">
            <text:p>53,457</text:p>
          </table:table-cell>
          <table:table-cell office:value-type="float" office:value="55221" table:style-name="ce10">
            <text:p>55,22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970" table:style-name="ce52">
            <text:p>30,970</text:p>
          </table:table-cell>
          <table:table-cell office:value-type="float" office:value="95158" table:style-name="ce11">
            <text:p>95,158</text:p>
          </table:table-cell>
          <table:table-cell office:value-type="float" office:value="47247" table:style-name="ce11">
            <text:p>47,247</text:p>
          </table:table-cell>
          <table:table-cell office:value-type="float" office:value="47911" table:style-name="ce10">
            <text:p>47,91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799" table:style-name="ce52">
            <text:p>7,799</text:p>
          </table:table-cell>
          <table:table-cell office:value-type="float" office:value="23456" table:style-name="ce11">
            <text:p>23,456</text:p>
          </table:table-cell>
          <table:table-cell office:value-type="float" office:value="12098" table:style-name="ce11">
            <text:p>12,098</text:p>
          </table:table-cell>
          <table:table-cell office:value-type="float" office:value="11358" table:style-name="ce10">
            <text:p>11,35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42" table:style-name="ce52">
            <text:p>4,942</text:p>
          </table:table-cell>
          <table:table-cell office:value-type="float" office:value="14300" table:style-name="ce11">
            <text:p>14,300</text:p>
          </table:table-cell>
          <table:table-cell office:value-type="float" office:value="7367" table:style-name="ce11">
            <text:p>7,367</text:p>
          </table:table-cell>
          <table:table-cell office:value-type="float" office:value="6933" table:style-name="ce10">
            <text:p>6,93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10002" table:style-name="ce52">
            <text:p>10,002</text:p>
          </table:table-cell>
          <table:table-cell office:value-type="float" office:value="31375" table:style-name="ce11">
            <text:p>31,375</text:p>
          </table:table-cell>
          <table:table-cell office:value-type="float" office:value="15984" table:style-name="ce11">
            <text:p>15,984</text:p>
          </table:table-cell>
          <table:table-cell office:value-type="float" office:value="15391" table:style-name="ce10">
            <text:p>15,39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33" table:style-name="ce52">
            <text:p>5,633</text:p>
          </table:table-cell>
          <table:table-cell office:value-type="float" office:value="18370" table:style-name="ce11">
            <text:p>18,370</text:p>
          </table:table-cell>
          <table:table-cell office:value-type="float" office:value="9703" table:style-name="ce11">
            <text:p>9,703</text:p>
          </table:table-cell>
          <table:table-cell office:value-type="float" office:value="8667" table:style-name="ce10">
            <text:p>8,66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7701" table:style-name="ce52">
            <text:p>27,701</text:p>
          </table:table-cell>
          <table:table-cell office:value-type="float" office:value="77359" table:style-name="ce11">
            <text:p>77,359</text:p>
          </table:table-cell>
          <table:table-cell office:value-type="float" office:value="38625" table:style-name="ce11">
            <text:p>38,625</text:p>
          </table:table-cell>
          <table:table-cell office:value-type="float" office:value="38734" table:style-name="ce10">
            <text:p>38,73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649" table:style-name="ce52">
            <text:p>18,649</text:p>
          </table:table-cell>
          <table:table-cell office:value-type="float" office:value="56106" table:style-name="ce11">
            <text:p>56,106</text:p>
          </table:table-cell>
          <table:table-cell office:value-type="float" office:value="28535" table:style-name="ce11">
            <text:p>28,535</text:p>
          </table:table-cell>
          <table:table-cell office:value-type="float" office:value="27571" table:style-name="ce10">
            <text:p>27,57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724" table:style-name="ce52">
            <text:p>24,724</text:p>
          </table:table-cell>
          <table:table-cell office:value-type="float" office:value="77576" table:style-name="ce11">
            <text:p>77,576</text:p>
          </table:table-cell>
          <table:table-cell office:value-type="float" office:value="38922" table:style-name="ce11">
            <text:p>38,922</text:p>
          </table:table-cell>
          <table:table-cell office:value-type="float" office:value="38654" table:style-name="ce10">
            <text:p>38,65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1092" table:style-name="ce52">
            <text:p>21,092</text:p>
          </table:table-cell>
          <table:table-cell office:value-type="float" office:value="64211" table:style-name="ce11">
            <text:p>64,211</text:p>
          </table:table-cell>
          <table:table-cell office:value-type="float" office:value="32447" table:style-name="ce11">
            <text:p>32,447</text:p>
          </table:table-cell>
          <table:table-cell office:value-type="float" office:value="31764" table:style-name="ce10">
            <text:p>31,76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9475" table:style-name="ce52">
            <text:p>69,475</text:p>
          </table:table-cell>
          <table:table-cell office:value-type="float" office:value="195239" table:style-name="ce11">
            <text:p>195,239</text:p>
          </table:table-cell>
          <table:table-cell office:value-type="float" office:value="96326" table:style-name="ce11">
            <text:p>96,326</text:p>
          </table:table-cell>
          <table:table-cell office:value-type="float" office:value="98913" table:style-name="ce10">
            <text:p>98,91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3742" table:style-name="ce52">
            <text:p>73,742</text:p>
          </table:table-cell>
          <table:table-cell office:value-type="float" office:value="211291" table:style-name="ce11">
            <text:p>211,291</text:p>
          </table:table-cell>
          <table:table-cell office:value-type="float" office:value="103234" table:style-name="ce11">
            <text:p>103,234</text:p>
          </table:table-cell>
          <table:table-cell office:value-type="float" office:value="108057" table:style-name="ce10">
            <text:p>108,05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77" table:style-name="ce53">
            <text:p>4,677</text:p>
          </table:table-cell>
          <table:table-cell office:value-type="float" office:value="10907" table:style-name="ce18">
            <text:p>10,907</text:p>
          </table:table-cell>
          <table:table-cell office:value-type="float" office:value="5833" table:style-name="ce18">
            <text:p>5,833</text:p>
          </table:table-cell>
          <table:table-cell office:value-type="float" office:value="5074" table:style-name="ce17">
            <text:p>5,074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10333" table:style-name="ce71">
            <text:p>710,333</text:p>
          </table:table-cell>
          <table:table-cell office:value-type="float" office:value="1852429" table:style-name="ce79">
            <text:p>1,852,429</text:p>
          </table:table-cell>
          <table:table-cell office:value-type="float" office:value="922064" table:style-name="ce79">
            <text:p>922,064</text:p>
          </table:table-cell>
          <table:table-cell office:value-type="float" office:value="930365" table:style-name="ce73">
            <text:p>930,3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679" table:style-name="ce52">
            <text:p>29,679</text:p>
          </table:table-cell>
          <table:table-cell office:value-type="float" office:value="75134" table:style-name="ce11">
            <text:p>75,134</text:p>
          </table:table-cell>
          <table:table-cell office:value-type="float" office:value="37004" table:style-name="ce11">
            <text:p>37,004</text:p>
          </table:table-cell>
          <table:table-cell office:value-type="float" office:value="38130" table:style-name="ce10">
            <text:p>38,1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90" table:style-name="ce52">
            <text:p>10,190</text:p>
          </table:table-cell>
          <table:table-cell office:value-type="float" office:value="24595" table:style-name="ce11">
            <text:p>24,595</text:p>
          </table:table-cell>
          <table:table-cell office:value-type="float" office:value="12801" table:style-name="ce11">
            <text:p>12,801</text:p>
          </table:table-cell>
          <table:table-cell office:value-type="float" office:value="11794" table:style-name="ce10">
            <text:p>11,7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669" table:style-name="ce52">
            <text:p>10,669</text:p>
          </table:table-cell>
          <table:table-cell office:value-type="float" office:value="26513" table:style-name="ce11">
            <text:p>26,513</text:p>
          </table:table-cell>
          <table:table-cell office:value-type="float" office:value="13837" table:style-name="ce11">
            <text:p>13,837</text:p>
          </table:table-cell>
          <table:table-cell office:value-type="float" office:value="12676" table:style-name="ce10">
            <text:p>12,6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8002" table:style-name="ce52">
            <text:p>8,002</text:p>
          </table:table-cell>
          <table:table-cell office:value-type="float" office:value="20531" table:style-name="ce11">
            <text:p>20,531</text:p>
          </table:table-cell>
          <table:table-cell office:value-type="float" office:value="10684" table:style-name="ce11">
            <text:p>10,684</text:p>
          </table:table-cell>
          <table:table-cell office:value-type="float" office:value="9847" table:style-name="ce10">
            <text:p>9,8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34" table:style-name="ce52">
            <text:p>8,734</text:p>
          </table:table-cell>
          <table:table-cell office:value-type="float" office:value="22099" table:style-name="ce11">
            <text:p>22,099</text:p>
          </table:table-cell>
          <table:table-cell office:value-type="float" office:value="11422" table:style-name="ce11">
            <text:p>11,422</text:p>
          </table:table-cell>
          <table:table-cell office:value-type="float" office:value="10677" table:style-name="ce10">
            <text:p>10,6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159" table:style-name="ce52">
            <text:p>8,159</text:p>
          </table:table-cell>
          <table:table-cell office:value-type="float" office:value="19578" table:style-name="ce11">
            <text:p>19,578</text:p>
          </table:table-cell>
          <table:table-cell office:value-type="float" office:value="10452" table:style-name="ce11">
            <text:p>10,452</text:p>
          </table:table-cell>
          <table:table-cell office:value-type="float" office:value="9126" table:style-name="ce10">
            <text:p>9,1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166" table:style-name="ce52">
            <text:p>16,166</text:p>
          </table:table-cell>
          <table:table-cell office:value-type="float" office:value="43099" table:style-name="ce11">
            <text:p>43,099</text:p>
          </table:table-cell>
          <table:table-cell office:value-type="float" office:value="21859" table:style-name="ce11">
            <text:p>21,859</text:p>
          </table:table-cell>
          <table:table-cell office:value-type="float" office:value="21240" table:style-name="ce10">
            <text:p>21,2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348" table:style-name="ce52">
            <text:p>9,348</text:p>
          </table:table-cell>
          <table:table-cell office:value-type="float" office:value="22848" table:style-name="ce11">
            <text:p>22,848</text:p>
          </table:table-cell>
          <table:table-cell office:value-type="float" office:value="11816" table:style-name="ce11">
            <text:p>11,816</text:p>
          </table:table-cell>
          <table:table-cell office:value-type="float" office:value="11032" table:style-name="ce10">
            <text:p>11,0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8026" table:style-name="ce52">
            <text:p>8,026</text:p>
          </table:table-cell>
          <table:table-cell office:value-type="float" office:value="21387" table:style-name="ce11">
            <text:p>21,387</text:p>
          </table:table-cell>
          <table:table-cell office:value-type="float" office:value="11070" table:style-name="ce11">
            <text:p>11,070</text:p>
          </table:table-cell>
          <table:table-cell office:value-type="float" office:value="10317" table:style-name="ce10">
            <text:p>10,3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48" table:style-name="ce52">
            <text:p>8,148</text:p>
          </table:table-cell>
          <table:table-cell office:value-type="float" office:value="20901" table:style-name="ce11">
            <text:p>20,901</text:p>
          </table:table-cell>
          <table:table-cell office:value-type="float" office:value="10646" table:style-name="ce11">
            <text:p>10,646</text:p>
          </table:table-cell>
          <table:table-cell office:value-type="float" office:value="10255" table:style-name="ce10">
            <text:p>10,2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679" table:style-name="ce52">
            <text:p>3,679</text:p>
          </table:table-cell>
          <table:table-cell office:value-type="float" office:value="8952" table:style-name="ce11">
            <text:p>8,952</text:p>
          </table:table-cell>
          <table:table-cell office:value-type="float" office:value="4823" table:style-name="ce11">
            <text:p>4,823</text:p>
          </table:table-cell>
          <table:table-cell office:value-type="float" office:value="4129" table:style-name="ce10">
            <text:p>4,1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456" table:style-name="ce52">
            <text:p>21,456</text:p>
          </table:table-cell>
          <table:table-cell office:value-type="float" office:value="58243" table:style-name="ce11">
            <text:p>58,243</text:p>
          </table:table-cell>
          <table:table-cell office:value-type="float" office:value="28759" table:style-name="ce11">
            <text:p>28,759</text:p>
          </table:table-cell>
          <table:table-cell office:value-type="float" office:value="29484" table:style-name="ce10">
            <text:p>29,4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804" table:style-name="ce52">
            <text:p>9,804</text:p>
          </table:table-cell>
          <table:table-cell office:value-type="float" office:value="24869" table:style-name="ce11">
            <text:p>24,869</text:p>
          </table:table-cell>
          <table:table-cell office:value-type="float" office:value="12747" table:style-name="ce11">
            <text:p>12,747</text:p>
          </table:table-cell>
          <table:table-cell office:value-type="float" office:value="12122" table:style-name="ce10">
            <text:p>12,1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706" table:style-name="ce52">
            <text:p>8,706</text:p>
          </table:table-cell>
          <table:table-cell office:value-type="float" office:value="24618" table:style-name="ce11">
            <text:p>24,618</text:p>
          </table:table-cell>
          <table:table-cell office:value-type="float" office:value="12436" table:style-name="ce11">
            <text:p>12,436</text:p>
          </table:table-cell>
          <table:table-cell office:value-type="float" office:value="12182" table:style-name="ce10">
            <text:p>12,1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00" table:style-name="ce52">
            <text:p>7,900</text:p>
          </table:table-cell>
          <table:table-cell office:value-type="float" office:value="21682" table:style-name="ce11">
            <text:p>21,682</text:p>
          </table:table-cell>
          <table:table-cell office:value-type="float" office:value="11200" table:style-name="ce11">
            <text:p>11,200</text:p>
          </table:table-cell>
          <table:table-cell office:value-type="float" office:value="10482" table:style-name="ce10">
            <text:p>10,4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136" table:style-name="ce52">
            <text:p>7,136</text:p>
          </table:table-cell>
          <table:table-cell office:value-type="float" office:value="18758" table:style-name="ce11">
            <text:p>18,758</text:p>
          </table:table-cell>
          <table:table-cell office:value-type="float" office:value="9576" table:style-name="ce11">
            <text:p>9,576</text:p>
          </table:table-cell>
          <table:table-cell office:value-type="float" office:value="9182" table:style-name="ce10">
            <text:p>9,1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081" table:style-name="ce52">
            <text:p>4,081</text:p>
          </table:table-cell>
          <table:table-cell office:value-type="float" office:value="10324" table:style-name="ce11">
            <text:p>10,324</text:p>
          </table:table-cell>
          <table:table-cell office:value-type="float" office:value="5182" table:style-name="ce11">
            <text:p>5,182</text:p>
          </table:table-cell>
          <table:table-cell office:value-type="float" office:value="5142" table:style-name="ce10">
            <text:p>5,1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83" table:style-name="ce52">
            <text:p>14,883</text:p>
          </table:table-cell>
          <table:table-cell office:value-type="float" office:value="42527" table:style-name="ce11">
            <text:p>42,527</text:p>
          </table:table-cell>
          <table:table-cell office:value-type="float" office:value="21589" table:style-name="ce11">
            <text:p>21,589</text:p>
          </table:table-cell>
          <table:table-cell office:value-type="float" office:value="20938" table:style-name="ce10">
            <text:p>20,9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864" table:style-name="ce52">
            <text:p>19,864</text:p>
          </table:table-cell>
          <table:table-cell office:value-type="float" office:value="51445" table:style-name="ce11">
            <text:p>51,445</text:p>
          </table:table-cell>
          <table:table-cell office:value-type="float" office:value="25889" table:style-name="ce11">
            <text:p>25,889</text:p>
          </table:table-cell>
          <table:table-cell office:value-type="float" office:value="25556" table:style-name="ce10">
            <text:p>25,5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501" table:style-name="ce52">
            <text:p>13,501</text:p>
          </table:table-cell>
          <table:table-cell office:value-type="float" office:value="37411" table:style-name="ce11">
            <text:p>37,411</text:p>
          </table:table-cell>
          <table:table-cell office:value-type="float" office:value="18811" table:style-name="ce11">
            <text:p>18,811</text:p>
          </table:table-cell>
          <table:table-cell office:value-type="float" office:value="18600" table:style-name="ce10">
            <text:p>18,6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596" table:style-name="ce52">
            <text:p>10,596</text:p>
          </table:table-cell>
          <table:table-cell office:value-type="float" office:value="29974" table:style-name="ce11">
            <text:p>29,974</text:p>
          </table:table-cell>
          <table:table-cell office:value-type="float" office:value="15409" table:style-name="ce11">
            <text:p>15,409</text:p>
          </table:table-cell>
          <table:table-cell office:value-type="float" office:value="14565" table:style-name="ce10">
            <text:p>14,5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0" table:style-name="ce52">
            <text:p>2,710</text:p>
          </table:table-cell>
          <table:table-cell office:value-type="float" office:value="6966" table:style-name="ce11">
            <text:p>6,966</text:p>
          </table:table-cell>
          <table:table-cell office:value-type="float" office:value="3668" table:style-name="ce11">
            <text:p>3,668</text:p>
          </table:table-cell>
          <table:table-cell office:value-type="float" office:value="3298" table:style-name="ce10">
            <text:p>3,2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2" table:style-name="ce52">
            <text:p>5,152</text:p>
          </table:table-cell>
          <table:table-cell office:value-type="float" office:value="13240" table:style-name="ce11">
            <text:p>13,240</text:p>
          </table:table-cell>
          <table:table-cell office:value-type="float" office:value="6855" table:style-name="ce11">
            <text:p>6,855</text:p>
          </table:table-cell>
          <table:table-cell office:value-type="float" office:value="6385" table:style-name="ce10">
            <text:p>6,3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77" table:style-name="ce52">
            <text:p>3,477</text:p>
          </table:table-cell>
          <table:table-cell office:value-type="float" office:value="8972" table:style-name="ce11">
            <text:p>8,972</text:p>
          </table:table-cell>
          <table:table-cell office:value-type="float" office:value="4726" table:style-name="ce11">
            <text:p>4,726</text:p>
          </table:table-cell>
          <table:table-cell office:value-type="float" office:value="4246" table:style-name="ce10">
            <text:p>4,2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03" table:style-name="ce52">
            <text:p>2,803</text:p>
          </table:table-cell>
          <table:table-cell office:value-type="float" office:value="8213" table:style-name="ce11">
            <text:p>8,213</text:p>
          </table:table-cell>
          <table:table-cell office:value-type="float" office:value="4434" table:style-name="ce11">
            <text:p>4,434</text:p>
          </table:table-cell>
          <table:table-cell office:value-type="float" office:value="3779" table:style-name="ce10">
            <text:p>3,7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881" table:style-name="ce52">
            <text:p>1,881</text:p>
          </table:table-cell>
          <table:table-cell office:value-type="float" office:value="4412" table:style-name="ce11">
            <text:p>4,412</text:p>
          </table:table-cell>
          <table:table-cell office:value-type="float" office:value="2510" table:style-name="ce11">
            <text:p>2,510</text:p>
          </table:table-cell>
          <table:table-cell office:value-type="float" office:value="1902" table:style-name="ce10">
            <text:p>1,9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9437" table:style-name="ce52">
            <text:p>29,437</text:p>
          </table:table-cell>
          <table:table-cell office:value-type="float" office:value="76367" table:style-name="ce11">
            <text:p>76,367</text:p>
          </table:table-cell>
          <table:table-cell office:value-type="float" office:value="38408" table:style-name="ce11">
            <text:p>38,408</text:p>
          </table:table-cell>
          <table:table-cell office:value-type="float" office:value="37959" table:style-name="ce10">
            <text:p>37,9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650" table:style-name="ce52">
            <text:p>23,650</text:p>
          </table:table-cell>
          <table:table-cell office:value-type="float" office:value="67918" table:style-name="ce11">
            <text:p>67,918</text:p>
          </table:table-cell>
          <table:table-cell office:value-type="float" office:value="34277" table:style-name="ce11">
            <text:p>34,277</text:p>
          </table:table-cell>
          <table:table-cell office:value-type="float" office:value="33641" table:style-name="ce10">
            <text:p>33,6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639" table:style-name="ce52">
            <text:p>11,639</text:p>
          </table:table-cell>
          <table:table-cell office:value-type="float" office:value="33598" table:style-name="ce11">
            <text:p>33,598</text:p>
          </table:table-cell>
          <table:table-cell office:value-type="float" office:value="17230" table:style-name="ce11">
            <text:p>17,230</text:p>
          </table:table-cell>
          <table:table-cell office:value-type="float" office:value="16368" table:style-name="ce10">
            <text:p>16,3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488" table:style-name="ce52">
            <text:p>1,488</text:p>
          </table:table-cell>
          <table:table-cell office:value-type="float" office:value="3644" table:style-name="ce11">
            <text:p>3,644</text:p>
          </table:table-cell>
          <table:table-cell office:value-type="float" office:value="1979" table:style-name="ce11">
            <text:p>1,979</text:p>
          </table:table-cell>
          <table:table-cell office:value-type="float" office:value="1665" table:style-name="ce10">
            <text:p>1,6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8874" table:style-name="ce52">
            <text:p>88,874</text:p>
          </table:table-cell>
          <table:table-cell office:value-type="float" office:value="233750" table:style-name="ce11">
            <text:p>233,750</text:p>
          </table:table-cell>
          <table:table-cell office:value-type="float" office:value="114636" table:style-name="ce11">
            <text:p>114,636</text:p>
          </table:table-cell>
          <table:table-cell office:value-type="float" office:value="119114" table:style-name="ce10">
            <text:p>119,1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009" table:style-name="ce52">
            <text:p>73,009</text:p>
          </table:table-cell>
          <table:table-cell office:value-type="float" office:value="180793" table:style-name="ce11">
            <text:p>180,793</text:p>
          </table:table-cell>
          <table:table-cell office:value-type="float" office:value="86379" table:style-name="ce11">
            <text:p>86,379</text:p>
          </table:table-cell>
          <table:table-cell office:value-type="float" office:value="94414" table:style-name="ce10">
            <text:p>94,4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517" table:style-name="ce52">
            <text:p>47,517</text:p>
          </table:table-cell>
          <table:table-cell office:value-type="float" office:value="121225" table:style-name="ce11">
            <text:p>121,225</text:p>
          </table:table-cell>
          <table:table-cell office:value-type="float" office:value="59643" table:style-name="ce11">
            <text:p>59,643</text:p>
          </table:table-cell>
          <table:table-cell office:value-type="float" office:value="61582" table:style-name="ce10">
            <text:p>61,5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643" table:style-name="ce52">
            <text:p>51,643</text:p>
          </table:table-cell>
          <table:table-cell office:value-type="float" office:value="126579" table:style-name="ce11">
            <text:p>126,579</text:p>
          </table:table-cell>
          <table:table-cell office:value-type="float" office:value="61295" table:style-name="ce11">
            <text:p>61,295</text:p>
          </table:table-cell>
          <table:table-cell office:value-type="float" office:value="65284" table:style-name="ce10">
            <text:p>65,2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8206" table:style-name="ce52">
            <text:p>68,206</text:p>
          </table:table-cell>
          <table:table-cell office:value-type="float" office:value="197078" table:style-name="ce11">
            <text:p>197,078</text:p>
          </table:table-cell>
          <table:table-cell office:value-type="float" office:value="99038" table:style-name="ce11">
            <text:p>99,038</text:p>
          </table:table-cell>
          <table:table-cell office:value-type="float" office:value="98040" table:style-name="ce10">
            <text:p>98,0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7571" table:style-name="ce52">
            <text:p>27,571</text:p>
          </table:table-cell>
          <table:table-cell office:value-type="float" office:value="67172" table:style-name="ce11">
            <text:p>67,172</text:p>
          </table:table-cell>
          <table:table-cell office:value-type="float" office:value="31803" table:style-name="ce11">
            <text:p>31,803</text:p>
          </table:table-cell>
          <table:table-cell office:value-type="float" office:value="35369" table:style-name="ce10">
            <text:p>35,369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549" table:style-name="ce53">
            <text:p>32,549</text:p>
          </table:table-cell>
          <table:table-cell office:value-type="float" office:value="77014" table:style-name="ce18">
            <text:p>77,014</text:p>
          </table:table-cell>
          <table:table-cell office:value-type="float" office:value="37171" table:style-name="ce18">
            <text:p>37,171</text:p>
          </table:table-cell>
          <table:table-cell office:value-type="float" office:value="39843" table:style-name="ce17">
            <text:p>39,843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8283" table:style-name="ce75">
            <text:p>1,128,283</text:p>
          </table:table-cell>
          <table:table-cell office:value-type="float" office:value="2726087" table:style-name="ce79">
            <text:p>2,726,087</text:p>
          </table:table-cell>
          <table:table-cell office:value-type="float" office:value="1342982" table:style-name="ce80">
            <text:p>1,342,982</text:p>
          </table:table-cell>
          <table:table-cell office:value-type="float" office:value="1383105" table:style-name="ce72">
            <text:p>1,383,1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704" table:style-name="ce9">
            <text:p>10,704</text:p>
          </table:table-cell>
          <table:table-cell office:value-type="float" office:value="22552" table:style-name="ce11">
            <text:p>22,552</text:p>
          </table:table-cell>
          <table:table-cell office:value-type="float" office:value="11142" table:style-name="ce9">
            <text:p>11,142</text:p>
          </table:table-cell>
          <table:table-cell office:value-type="float" office:value="11410" table:style-name="ce9">
            <text:p>11,4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60066" table:style-name="ce9">
            <text:p>60,066</text:p>
          </table:table-cell>
          <table:table-cell office:value-type="float" office:value="138968" table:style-name="ce11">
            <text:p>138,968</text:p>
          </table:table-cell>
          <table:table-cell office:value-type="float" office:value="66659" table:style-name="ce9">
            <text:p>66,659</text:p>
          </table:table-cell>
          <table:table-cell office:value-type="float" office:value="72309" table:style-name="ce9">
            <text:p>72,3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1525" table:style-name="ce9">
            <text:p>81,525</text:p>
          </table:table-cell>
          <table:table-cell office:value-type="float" office:value="194632" table:style-name="ce11">
            <text:p>194,632</text:p>
          </table:table-cell>
          <table:table-cell office:value-type="float" office:value="92862" table:style-name="ce9">
            <text:p>92,862</text:p>
          </table:table-cell>
          <table:table-cell office:value-type="float" office:value="101770" table:style-name="ce9">
            <text:p>101,7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6159" table:style-name="ce9">
            <text:p>76,159</text:p>
          </table:table-cell>
          <table:table-cell office:value-type="float" office:value="189535" table:style-name="ce11">
            <text:p>189,535</text:p>
          </table:table-cell>
          <table:table-cell office:value-type="float" office:value="92545" table:style-name="ce9">
            <text:p>92,545</text:p>
          </table:table-cell>
          <table:table-cell office:value-type="float" office:value="96990" table:style-name="ce9">
            <text:p>96,9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9612" table:style-name="ce9">
            <text:p>139,612</text:p>
          </table:table-cell>
          <table:table-cell office:value-type="float" office:value="330393" table:style-name="ce11">
            <text:p>330,393</text:p>
          </table:table-cell>
          <table:table-cell office:value-type="float" office:value="158973" table:style-name="ce9">
            <text:p>158,973</text:p>
          </table:table-cell>
          <table:table-cell office:value-type="float" office:value="171420" table:style-name="ce9">
            <text:p>171,4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039" table:style-name="ce9">
            <text:p>23,039</text:p>
          </table:table-cell>
          <table:table-cell office:value-type="float" office:value="48666" table:style-name="ce11">
            <text:p>48,666</text:p>
          </table:table-cell>
          <table:table-cell office:value-type="float" office:value="23381" table:style-name="ce9">
            <text:p>23,381</text:p>
          </table:table-cell>
          <table:table-cell office:value-type="float" office:value="25285" table:style-name="ce9">
            <text:p>25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3219" table:style-name="ce9">
            <text:p>13,219</text:p>
          </table:table-cell>
          <table:table-cell office:value-type="float" office:value="26106" table:style-name="ce11">
            <text:p>26,106</text:p>
          </table:table-cell>
          <table:table-cell office:value-type="float" office:value="12299" table:style-name="ce9">
            <text:p>12,299</text:p>
          </table:table-cell>
          <table:table-cell office:value-type="float" office:value="13807" table:style-name="ce9">
            <text:p>13,8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014" table:style-name="ce9">
            <text:p>73,014</text:p>
          </table:table-cell>
          <table:table-cell office:value-type="float" office:value="162926" table:style-name="ce11">
            <text:p>162,926</text:p>
          </table:table-cell>
          <table:table-cell office:value-type="float" office:value="77795" table:style-name="ce9">
            <text:p>77,795</text:p>
          </table:table-cell>
          <table:table-cell office:value-type="float" office:value="85131" table:style-name="ce9">
            <text:p>85,1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42" table:style-name="ce9">
            <text:p>79,342</text:p>
          </table:table-cell>
          <table:table-cell office:value-type="float" office:value="180985" table:style-name="ce11">
            <text:p>180,985</text:p>
          </table:table-cell>
          <table:table-cell office:value-type="float" office:value="88637" table:style-name="ce9">
            <text:p>88,637</text:p>
          </table:table-cell>
          <table:table-cell office:value-type="float" office:value="92348" table:style-name="ce9">
            <text:p>92,3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0862" table:style-name="ce9">
            <text:p>10,862</text:p>
          </table:table-cell>
          <table:table-cell office:value-type="float" office:value="26983" table:style-name="ce11">
            <text:p>26,983</text:p>
          </table:table-cell>
          <table:table-cell office:value-type="float" office:value="13830" table:style-name="ce9">
            <text:p>13,830</text:p>
          </table:table-cell>
          <table:table-cell office:value-type="float" office:value="13153" table:style-name="ce9">
            <text:p>13,15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491" table:style-name="ce9">
            <text:p>69,491</text:p>
          </table:table-cell>
          <table:table-cell office:value-type="float" office:value="154995" table:style-name="ce11">
            <text:p>154,995</text:p>
          </table:table-cell>
          <table:table-cell office:value-type="float" office:value="76618" table:style-name="ce9">
            <text:p>76,618</text:p>
          </table:table-cell>
          <table:table-cell office:value-type="float" office:value="78377" table:style-name="ce9">
            <text:p>78,3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6085" table:style-name="ce9">
            <text:p>146,085</text:p>
          </table:table-cell>
          <table:table-cell office:value-type="float" office:value="356210" table:style-name="ce11">
            <text:p>356,210</text:p>
          </table:table-cell>
          <table:table-cell office:value-type="float" office:value="173579" table:style-name="ce9">
            <text:p>173,579</text:p>
          </table:table-cell>
          <table:table-cell office:value-type="float" office:value="182631" table:style-name="ce9">
            <text:p>182,6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990" table:style-name="ce9">
            <text:p>26,990</text:p>
          </table:table-cell>
          <table:table-cell office:value-type="float" office:value="68529" table:style-name="ce11">
            <text:p>68,529</text:p>
          </table:table-cell>
          <table:table-cell office:value-type="float" office:value="34422" table:style-name="ce9">
            <text:p>34,422</text:p>
          </table:table-cell>
          <table:table-cell office:value-type="float" office:value="34107" table:style-name="ce9">
            <text:p>34,1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919" table:style-name="ce9">
            <text:p>43,919</text:p>
          </table:table-cell>
          <table:table-cell office:value-type="float" office:value="111453" table:style-name="ce11">
            <text:p>111,453</text:p>
          </table:table-cell>
          <table:table-cell office:value-type="float" office:value="56801" table:style-name="ce9">
            <text:p>56,801</text:p>
          </table:table-cell>
          <table:table-cell office:value-type="float" office:value="54652" table:style-name="ce9">
            <text:p>54,6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4016" table:style-name="ce9">
            <text:p>14,016</text:p>
          </table:table-cell>
          <table:table-cell office:value-type="float" office:value="40953" table:style-name="ce11">
            <text:p>40,953</text:p>
          </table:table-cell>
          <table:table-cell office:value-type="float" office:value="20947" table:style-name="ce9">
            <text:p>20,947</text:p>
          </table:table-cell>
          <table:table-cell office:value-type="float" office:value="20006" table:style-name="ce9">
            <text:p>20,0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430" table:style-name="ce9">
            <text:p>13,430</text:p>
          </table:table-cell>
          <table:table-cell office:value-type="float" office:value="33772" table:style-name="ce11">
            <text:p>33,772</text:p>
          </table:table-cell>
          <table:table-cell office:value-type="float" office:value="17132" table:style-name="ce9">
            <text:p>17,132</text:p>
          </table:table-cell>
          <table:table-cell office:value-type="float" office:value="16640" table:style-name="ce9">
            <text:p>16,6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8441" table:style-name="ce9">
            <text:p>38,441</text:p>
          </table:table-cell>
          <table:table-cell office:value-type="float" office:value="93993" table:style-name="ce11">
            <text:p>93,993</text:p>
          </table:table-cell>
          <table:table-cell office:value-type="float" office:value="47425" table:style-name="ce9">
            <text:p>47,425</text:p>
          </table:table-cell>
          <table:table-cell office:value-type="float" office:value="46568" table:style-name="ce9">
            <text:p>46,5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248" table:style-name="ce9">
            <text:p>19,248</text:p>
          </table:table-cell>
          <table:table-cell office:value-type="float" office:value="43885" table:style-name="ce11">
            <text:p>43,885</text:p>
          </table:table-cell>
          <table:table-cell office:value-type="float" office:value="22132" table:style-name="ce9">
            <text:p>22,132</text:p>
          </table:table-cell>
          <table:table-cell office:value-type="float" office:value="21753" table:style-name="ce9">
            <text:p>21,7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622" table:style-name="ce9">
            <text:p>35,622</text:p>
          </table:table-cell>
          <table:table-cell office:value-type="float" office:value="95219" table:style-name="ce11">
            <text:p>95,219</text:p>
          </table:table-cell>
          <table:table-cell office:value-type="float" office:value="47028" table:style-name="ce9">
            <text:p>47,028</text:p>
          </table:table-cell>
          <table:table-cell office:value-type="float" office:value="48191" table:style-name="ce9">
            <text:p>48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6011" table:style-name="ce9">
            <text:p>16,011</text:p>
          </table:table-cell>
          <table:table-cell office:value-type="float" office:value="40065" table:style-name="ce11">
            <text:p>40,065</text:p>
          </table:table-cell>
          <table:table-cell office:value-type="float" office:value="20083" table:style-name="ce9">
            <text:p>20,083</text:p>
          </table:table-cell>
          <table:table-cell office:value-type="float" office:value="19982" table:style-name="ce9">
            <text:p>19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843" table:style-name="ce9">
            <text:p>10,843</text:p>
          </table:table-cell>
          <table:table-cell office:value-type="float" office:value="29070" table:style-name="ce11">
            <text:p>29,070</text:p>
          </table:table-cell>
          <table:table-cell office:value-type="float" office:value="15278" table:style-name="ce9">
            <text:p>15,278</text:p>
          </table:table-cell>
          <table:table-cell office:value-type="float" office:value="13792" table:style-name="ce9">
            <text:p>13,7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086" table:style-name="ce9">
            <text:p>3,086</text:p>
          </table:table-cell>
          <table:table-cell office:value-type="float" office:value="6751" table:style-name="ce11">
            <text:p>6,751</text:p>
          </table:table-cell>
          <table:table-cell office:value-type="float" office:value="3734" table:style-name="ce9">
            <text:p>3,734</text:p>
          </table:table-cell>
          <table:table-cell office:value-type="float" office:value="3017" table:style-name="ce9">
            <text:p>3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90" table:style-name="ce9">
            <text:p>9,490</text:p>
          </table:table-cell>
          <table:table-cell office:value-type="float" office:value="27816" table:style-name="ce11">
            <text:p>27,816</text:p>
          </table:table-cell>
          <table:table-cell office:value-type="float" office:value="13999" table:style-name="ce9">
            <text:p>13,999</text:p>
          </table:table-cell>
          <table:table-cell office:value-type="float" office:value="13817" table:style-name="ce9">
            <text:p>13,8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425" table:style-name="ce9">
            <text:p>17,425</text:p>
          </table:table-cell>
          <table:table-cell office:value-type="float" office:value="50877" table:style-name="ce11">
            <text:p>50,877</text:p>
          </table:table-cell>
          <table:table-cell office:value-type="float" office:value="25755" table:style-name="ce9">
            <text:p>25,755</text:p>
          </table:table-cell>
          <table:table-cell office:value-type="float" office:value="25122" table:style-name="ce9">
            <text:p>25,1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237" table:style-name="ce9">
            <text:p>11,237</text:p>
          </table:table-cell>
          <table:table-cell office:value-type="float" office:value="29531" table:style-name="ce11">
            <text:p>29,531</text:p>
          </table:table-cell>
          <table:table-cell office:value-type="float" office:value="15004" table:style-name="ce9">
            <text:p>15,004</text:p>
          </table:table-cell>
          <table:table-cell office:value-type="float" office:value="14527" table:style-name="ce9">
            <text:p>14,5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716" table:style-name="ce9">
            <text:p>10,716</text:p>
          </table:table-cell>
          <table:table-cell office:value-type="float" office:value="29630" table:style-name="ce11">
            <text:p>29,630</text:p>
          </table:table-cell>
          <table:table-cell office:value-type="float" office:value="15145" table:style-name="ce9">
            <text:p>15,145</text:p>
          </table:table-cell>
          <table:table-cell office:value-type="float" office:value="14485" table:style-name="ce9">
            <text:p>14,4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88" table:style-name="ce9">
            <text:p>5,788</text:p>
          </table:table-cell>
          <table:table-cell office:value-type="float" office:value="13646" table:style-name="ce11">
            <text:p>13,646</text:p>
          </table:table-cell>
          <table:table-cell office:value-type="float" office:value="6811" table:style-name="ce9">
            <text:p>6,811</text:p>
          </table:table-cell>
          <table:table-cell office:value-type="float" office:value="6835" table:style-name="ce9">
            <text:p>6,8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20" table:style-name="ce9">
            <text:p>6,820</text:p>
          </table:table-cell>
          <table:table-cell office:value-type="float" office:value="18545" table:style-name="ce11">
            <text:p>18,545</text:p>
          </table:table-cell>
          <table:table-cell office:value-type="float" office:value="9465" table:style-name="ce9">
            <text:p>9,465</text:p>
          </table:table-cell>
          <table:table-cell office:value-type="float" office:value="9080" table:style-name="ce9">
            <text:p>9,0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87" table:style-name="ce9">
            <text:p>12,987</text:p>
          </table:table-cell>
          <table:table-cell office:value-type="float" office:value="34929" table:style-name="ce11">
            <text:p>34,929</text:p>
          </table:table-cell>
          <table:table-cell office:value-type="float" office:value="17933" table:style-name="ce9">
            <text:p>17,933</text:p>
          </table:table-cell>
          <table:table-cell office:value-type="float" office:value="16996" table:style-name="ce9">
            <text:p>16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692" table:style-name="ce9">
            <text:p>13,692</text:p>
          </table:table-cell>
          <table:table-cell office:value-type="float" office:value="34879" table:style-name="ce11">
            <text:p>34,879</text:p>
          </table:table-cell>
          <table:table-cell office:value-type="float" office:value="17927" table:style-name="ce9">
            <text:p>17,927</text:p>
          </table:table-cell>
          <table:table-cell office:value-type="float" office:value="16952" table:style-name="ce9">
            <text:p>16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989" table:style-name="ce9">
            <text:p>14,989</text:p>
          </table:table-cell>
          <table:table-cell office:value-type="float" office:value="37655" table:style-name="ce11">
            <text:p>37,655</text:p>
          </table:table-cell>
          <table:table-cell office:value-type="float" office:value="19834" table:style-name="ce9">
            <text:p>19,834</text:p>
          </table:table-cell>
          <table:table-cell office:value-type="float" office:value="17821" table:style-name="ce9">
            <text:p>17,8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27" table:style-name="ce9">
            <text:p>5,427</text:p>
          </table:table-cell>
          <table:table-cell office:value-type="float" office:value="12045" table:style-name="ce11">
            <text:p>12,045</text:p>
          </table:table-cell>
          <table:table-cell office:value-type="float" office:value="6487" table:style-name="ce9">
            <text:p>6,487</text:p>
          </table:table-cell>
          <table:table-cell office:value-type="float" office:value="5558" table:style-name="ce9">
            <text:p>5,5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5" table:style-name="ce9">
            <text:p>2,285</text:p>
          </table:table-cell>
          <table:table-cell office:value-type="float" office:value="5735" table:style-name="ce11">
            <text:p>5,735</text:p>
          </table:table-cell>
          <table:table-cell office:value-type="float" office:value="3024" table:style-name="ce9">
            <text:p>3,024</text:p>
          </table:table-cell>
          <table:table-cell office:value-type="float" office:value="2711" table:style-name="ce9">
            <text:p>2,71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34" table:style-name="ce9">
            <text:p>4,734</text:p>
          </table:table-cell>
          <table:table-cell office:value-type="float" office:value="11199" table:style-name="ce11">
            <text:p>11,199</text:p>
          </table:table-cell>
          <table:table-cell office:value-type="float" office:value="6113" table:style-name="ce9">
            <text:p>6,113</text:p>
          </table:table-cell>
          <table:table-cell office:value-type="float" office:value="5086" table:style-name="ce9">
            <text:p>5,086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4" table:style-name="ce9">
            <text:p>5,114</text:p>
          </table:table-cell>
          <table:table-cell office:value-type="float" office:value="13663" table:style-name="ce11">
            <text:p>13,663</text:p>
          </table:table-cell>
          <table:table-cell office:value-type="float" office:value="7398" table:style-name="ce9">
            <text:p>7,398</text:p>
          </table:table-cell>
          <table:table-cell office:value-type="float" office:value="6265" table:style-name="ce9">
            <text:p>6,26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22" table:style-name="ce9">
            <text:p>622</text:p>
          </table:table-cell>
          <table:table-cell office:value-type="float" office:value="1900" table:style-name="ce11">
            <text:p>1,900</text:p>
          </table:table-cell>
          <table:table-cell office:value-type="float" office:value="946" table:style-name="ce9">
            <text:p>946</text:p>
          </table:table-cell>
          <table:table-cell office:value-type="float" office:value="954" table:style-name="ce9">
            <text:p>95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7" table:style-name="ce9">
            <text:p>1,367</text:p>
          </table:table-cell>
          <table:table-cell office:value-type="float" office:value="4228" table:style-name="ce11">
            <text:p>4,228</text:p>
          </table:table-cell>
          <table:table-cell office:value-type="float" office:value="2212" table:style-name="ce9">
            <text:p>2,212</text:p>
          </table:table-cell>
          <table:table-cell office:value-type="float" office:value="2016" table:style-name="ce9">
            <text:p>2,016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66" table:style-name="ce16">
            <text:p>866</text:p>
          </table:table-cell>
          <table:table-cell office:value-type="float" office:value="3168" table:style-name="ce18">
            <text:p>3,168</text:p>
          </table:table-cell>
          <table:table-cell office:value-type="float" office:value="1627" table:style-name="ce16">
            <text:p>1,627</text:p>
          </table:table-cell>
          <table:table-cell office:value-type="float" office:value="1541" table:style-name="ce16">
            <text:p>1,541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4421" table:style-name="ce71">
            <text:p>174,421</text:p>
          </table:table-cell>
          <table:table-cell office:value-type="float" office:value="448963" table:style-name="ce79">
            <text:p>448,963</text:p>
          </table:table-cell>
          <table:table-cell office:value-type="float" office:value="226008" table:style-name="ce79">
            <text:p>226,008</text:p>
          </table:table-cell>
          <table:table-cell office:value-type="float" office:value="222955" table:style-name="ce73">
            <text:p>222,9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491" table:style-name="ce52">
            <text:p>37,491</text:p>
          </table:table-cell>
          <table:table-cell office:value-type="float" office:value="94601" table:style-name="ce11">
            <text:p>94,601</text:p>
          </table:table-cell>
          <table:table-cell office:value-type="float" office:value="46060" table:style-name="ce11">
            <text:p>46,060</text:p>
          </table:table-cell>
          <table:table-cell office:value-type="float" office:value="48541" table:style-name="ce10">
            <text:p>48,5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90" table:style-name="ce52">
            <text:p>26,790</text:p>
          </table:table-cell>
          <table:table-cell office:value-type="float" office:value="70378" table:style-name="ce11">
            <text:p>70,378</text:p>
          </table:table-cell>
          <table:table-cell office:value-type="float" office:value="33190" table:style-name="ce11">
            <text:p>33,190</text:p>
          </table:table-cell>
          <table:table-cell office:value-type="float" office:value="37188" table:style-name="ce10">
            <text:p>37,1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10" table:style-name="ce52">
            <text:p>14,410</text:p>
          </table:table-cell>
          <table:table-cell office:value-type="float" office:value="38013" table:style-name="ce11">
            <text:p>38,013</text:p>
          </table:table-cell>
          <table:table-cell office:value-type="float" office:value="19316" table:style-name="ce11">
            <text:p>19,316</text:p>
          </table:table-cell>
          <table:table-cell office:value-type="float" office:value="18697" table:style-name="ce10">
            <text:p>18,6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503" table:style-name="ce52">
            <text:p>10,503</text:p>
          </table:table-cell>
          <table:table-cell office:value-type="float" office:value="28422" table:style-name="ce11">
            <text:p>28,422</text:p>
          </table:table-cell>
          <table:table-cell office:value-type="float" office:value="14630" table:style-name="ce11">
            <text:p>14,630</text:p>
          </table:table-cell>
          <table:table-cell office:value-type="float" office:value="13792" table:style-name="ce10">
            <text:p>13,7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521" table:style-name="ce52">
            <text:p>14,521</text:p>
          </table:table-cell>
          <table:table-cell office:value-type="float" office:value="34837" table:style-name="ce11">
            <text:p>34,837</text:p>
          </table:table-cell>
          <table:table-cell office:value-type="float" office:value="18019" table:style-name="ce11">
            <text:p>18,019</text:p>
          </table:table-cell>
          <table:table-cell office:value-type="float" office:value="16818" table:style-name="ce10">
            <text:p>16,8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329" table:style-name="ce52">
            <text:p>9,329</text:p>
          </table:table-cell>
          <table:table-cell office:value-type="float" office:value="24352" table:style-name="ce11">
            <text:p>24,352</text:p>
          </table:table-cell>
          <table:table-cell office:value-type="float" office:value="12738" table:style-name="ce11">
            <text:p>12,738</text:p>
          </table:table-cell>
          <table:table-cell office:value-type="float" office:value="11614" table:style-name="ce10">
            <text:p>11,6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2156" table:style-name="ce52">
            <text:p>12,156</text:p>
          </table:table-cell>
          <table:table-cell office:value-type="float" office:value="31879" table:style-name="ce11">
            <text:p>31,879</text:p>
          </table:table-cell>
          <table:table-cell office:value-type="float" office:value="16811" table:style-name="ce11">
            <text:p>16,811</text:p>
          </table:table-cell>
          <table:table-cell office:value-type="float" office:value="15068" table:style-name="ce10">
            <text:p>15,0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20148" table:style-name="ce52">
            <text:p>20,148</text:p>
          </table:table-cell>
          <table:table-cell office:value-type="float" office:value="52789" table:style-name="ce11">
            <text:p>52,789</text:p>
          </table:table-cell>
          <table:table-cell office:value-type="float" office:value="26812" table:style-name="ce11">
            <text:p>26,812</text:p>
          </table:table-cell>
          <table:table-cell office:value-type="float" office:value="25977" table:style-name="ce10">
            <text:p>25,9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6002" table:style-name="ce52">
            <text:p>16,002</text:p>
          </table:table-cell>
          <table:table-cell office:value-type="float" office:value="40380" table:style-name="ce11">
            <text:p>40,380</text:p>
          </table:table-cell>
          <table:table-cell office:value-type="float" office:value="20611" table:style-name="ce11">
            <text:p>20,611</text:p>
          </table:table-cell>
          <table:table-cell office:value-type="float" office:value="19769" table:style-name="ce10">
            <text:p>19,7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9036" table:style-name="ce52">
            <text:p>9,036</text:p>
          </table:table-cell>
          <table:table-cell office:value-type="float" office:value="21186" table:style-name="ce11">
            <text:p>21,186</text:p>
          </table:table-cell>
          <table:table-cell office:value-type="float" office:value="11444" table:style-name="ce11">
            <text:p>11,444</text:p>
          </table:table-cell>
          <table:table-cell office:value-type="float" office:value="9742" table:style-name="ce10">
            <text:p>9,7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93" table:style-name="ce52">
            <text:p>1,993</text:p>
          </table:table-cell>
          <table:table-cell office:value-type="float" office:value="6118" table:style-name="ce11">
            <text:p>6,118</text:p>
          </table:table-cell>
          <table:table-cell office:value-type="float" office:value="3283" table:style-name="ce11">
            <text:p>3,283</text:p>
          </table:table-cell>
          <table:table-cell office:value-type="float" office:value="2835" table:style-name="ce10">
            <text:p>2,83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42" table:style-name="ce53">
            <text:p>2,042</text:p>
          </table:table-cell>
          <table:table-cell office:value-type="float" office:value="6008" table:style-name="ce18">
            <text:p>6,008</text:p>
          </table:table-cell>
          <table:table-cell office:value-type="float" office:value="3094" table:style-name="ce18">
            <text:p>3,094</text:p>
          </table:table-cell>
          <table:table-cell office:value-type="float" office:value="2914" table:style-name="ce17">
            <text:p>2,914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11年04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11582" table:style-name="ce71">
            <text:p>211,582</text:p>
          </table:table-cell>
          <table:table-cell office:value-type="float" office:value="575682" table:style-name="ce79">
            <text:p>575,682</text:p>
          </table:table-cell>
          <table:table-cell office:value-type="float" office:value="293752" table:style-name="ce79">
            <text:p>293,752</text:p>
          </table:table-cell>
          <table:table-cell office:value-type="float" office:value="281930" table:style-name="ce73">
            <text:p>281,93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7682" table:style-name="ce52">
            <text:p>77,682</text:p>
          </table:table-cell>
          <table:table-cell office:value-type="float" office:value="206472" table:style-name="ce11">
            <text:p>206,472</text:p>
          </table:table-cell>
          <table:table-cell office:value-type="float" office:value="102710" table:style-name="ce11">
            <text:p>102,710</text:p>
          </table:table-cell>
          <table:table-cell office:value-type="float" office:value="103762" table:style-name="ce10">
            <text:p>103,76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72" table:style-name="ce52">
            <text:p>9,372</text:p>
          </table:table-cell>
          <table:table-cell office:value-type="float" office:value="27315" table:style-name="ce49">
            <text:p>27,315</text:p>
          </table:table-cell>
          <table:table-cell office:value-type="float" office:value="14665" table:style-name="ce11">
            <text:p>14,665</text:p>
          </table:table-cell>
          <table:table-cell office:value-type="float" office:value="12650" table:style-name="ce10">
            <text:p>12,65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636" table:style-name="ce52">
            <text:p>11,636</text:p>
          </table:table-cell>
          <table:table-cell office:value-type="float" office:value="32814" table:style-name="ce49">
            <text:p>32,814</text:p>
          </table:table-cell>
          <table:table-cell office:value-type="float" office:value="17520" table:style-name="ce11">
            <text:p>17,520</text:p>
          </table:table-cell>
          <table:table-cell office:value-type="float" office:value="15294" table:style-name="ce10">
            <text:p>15,29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838" table:style-name="ce52">
            <text:p>35,838</text:p>
          </table:table-cell>
          <table:table-cell office:value-type="float" office:value="96370" table:style-name="ce49">
            <text:p>96,370</text:p>
          </table:table-cell>
          <table:table-cell office:value-type="float" office:value="48592" table:style-name="ce11">
            <text:p>48,592</text:p>
          </table:table-cell>
          <table:table-cell office:value-type="float" office:value="47778" table:style-name="ce10">
            <text:p>47,77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9647" table:style-name="ce52">
            <text:p>29,647</text:p>
          </table:table-cell>
          <table:table-cell office:value-type="float" office:value="80042" table:style-name="ce49">
            <text:p>80,042</text:p>
          </table:table-cell>
          <table:table-cell office:value-type="float" office:value="40462" table:style-name="ce11">
            <text:p>40,462</text:p>
          </table:table-cell>
          <table:table-cell office:value-type="float" office:value="39580" table:style-name="ce10">
            <text:p>39,58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75" table:style-name="ce52">
            <text:p>4,375</text:p>
          </table:table-cell>
          <table:table-cell office:value-type="float" office:value="12223" table:style-name="ce49">
            <text:p>12,223</text:p>
          </table:table-cell>
          <table:table-cell office:value-type="float" office:value="6642" table:style-name="ce11">
            <text:p>6,642</text:p>
          </table:table-cell>
          <table:table-cell office:value-type="float" office:value="5581" table:style-name="ce10">
            <text:p>5,58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20163" table:style-name="ce52">
            <text:p>20,163</text:p>
          </table:table-cell>
          <table:table-cell office:value-type="float" office:value="58162" table:style-name="ce49">
            <text:p>58,162</text:p>
          </table:table-cell>
          <table:table-cell office:value-type="float" office:value="29771" table:style-name="ce11">
            <text:p>29,771</text:p>
          </table:table-cell>
          <table:table-cell office:value-type="float" office:value="28391" table:style-name="ce10">
            <text:p>28,39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7053" table:style-name="ce52">
            <text:p>7,053</text:p>
          </table:table-cell>
          <table:table-cell office:value-type="float" office:value="19873" table:style-name="ce49">
            <text:p>19,873</text:p>
          </table:table-cell>
          <table:table-cell office:value-type="float" office:value="10489" table:style-name="ce11">
            <text:p>10,489</text:p>
          </table:table-cell>
          <table:table-cell office:value-type="float" office:value="9384" table:style-name="ce10">
            <text:p>9,38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09" table:style-name="ce52">
            <text:p>5,909</text:p>
          </table:table-cell>
          <table:table-cell office:value-type="float" office:value="14309" table:style-name="ce49">
            <text:p>14,309</text:p>
          </table:table-cell>
          <table:table-cell office:value-type="float" office:value="7784" table:style-name="ce11">
            <text:p>7,784</text:p>
          </table:table-cell>
          <table:table-cell office:value-type="float" office:value="6525" table:style-name="ce10">
            <text:p>6,52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094" table:style-name="ce52">
            <text:p>3,094</text:p>
          </table:table-cell>
          <table:table-cell office:value-type="float" office:value="8720" table:style-name="ce49">
            <text:p>8,720</text:p>
          </table:table-cell>
          <table:table-cell office:value-type="float" office:value="4778" table:style-name="ce11">
            <text:p>4,778</text:p>
          </table:table-cell>
          <table:table-cell office:value-type="float" office:value="3942" table:style-name="ce10">
            <text:p>3,94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91" table:style-name="ce52">
            <text:p>2,091</text:p>
          </table:table-cell>
          <table:table-cell office:value-type="float" office:value="5318" table:style-name="ce49">
            <text:p>5,318</text:p>
          </table:table-cell>
          <table:table-cell office:value-type="float" office:value="2935" table:style-name="ce11">
            <text:p>2,935</text:p>
          </table:table-cell>
          <table:table-cell office:value-type="float" office:value="2383" table:style-name="ce10">
            <text:p>2,383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50" table:style-name="ce52">
            <text:p>2,950</text:p>
          </table:table-cell>
          <table:table-cell office:value-type="float" office:value="9537" table:style-name="ce49">
            <text:p>9,537</text:p>
          </table:table-cell>
          <table:table-cell office:value-type="float" office:value="4961" table:style-name="ce11">
            <text:p>4,961</text:p>
          </table:table-cell>
          <table:table-cell office:value-type="float" office:value="4576" table:style-name="ce10">
            <text:p>4,576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72" table:style-name="ce53">
            <text:p>1,772</text:p>
          </table:table-cell>
          <table:table-cell office:value-type="float" office:value="4527" table:style-name="ce51">
            <text:p>4,527</text:p>
          </table:table-cell>
          <table:table-cell office:value-type="float" office:value="2443" table:style-name="ce18">
            <text:p>2,443</text:p>
          </table:table-cell>
          <table:table-cell office:value-type="float" office:value="2084" table:style-name="ce17">
            <text:p>2,08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5608" table:style-name="ce71">
            <text:p>195,608</text:p>
          </table:table-cell>
          <table:table-cell office:value-type="float" office:value="535780" table:style-name="ce79">
            <text:p>535,780</text:p>
          </table:table-cell>
          <table:table-cell office:value-type="float" office:value="276022" table:style-name="ce79">
            <text:p>276,022</text:p>
          </table:table-cell>
          <table:table-cell office:value-type="float" office:value="259758" table:style-name="ce73">
            <text:p>259,7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517" table:style-name="ce52">
            <text:p>32,517</text:p>
          </table:table-cell>
          <table:table-cell office:value-type="float" office:value="86318" table:style-name="ce11">
            <text:p>86,318</text:p>
          </table:table-cell>
          <table:table-cell office:value-type="float" office:value="42956" table:style-name="ce11">
            <text:p>42,956</text:p>
          </table:table-cell>
          <table:table-cell office:value-type="float" office:value="43362" table:style-name="ce10">
            <text:p>43,362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8231" table:style-name="ce52">
            <text:p>38,231</text:p>
          </table:table-cell>
          <table:table-cell office:value-type="float" office:value="104947" table:style-name="ce11">
            <text:p>104,947</text:p>
          </table:table-cell>
          <table:table-cell office:value-type="float" office:value="52858" table:style-name="ce11">
            <text:p>52,858</text:p>
          </table:table-cell>
          <table:table-cell office:value-type="float" office:value="52089" table:style-name="ce10">
            <text:p>52,08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5204" table:style-name="ce52">
            <text:p>15,204</text:p>
          </table:table-cell>
          <table:table-cell office:value-type="float" office:value="44019" table:style-name="ce11">
            <text:p>44,019</text:p>
          </table:table-cell>
          <table:table-cell office:value-type="float" office:value="22979" table:style-name="ce11">
            <text:p>22,979</text:p>
          </table:table-cell>
          <table:table-cell office:value-type="float" office:value="21040" table:style-name="ce10">
            <text:p>21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57" table:style-name="ce52">
            <text:p>11,557</text:p>
          </table:table-cell>
          <table:table-cell office:value-type="float" office:value="32212" table:style-name="ce11">
            <text:p>32,212</text:p>
          </table:table-cell>
          <table:table-cell office:value-type="float" office:value="17034" table:style-name="ce11">
            <text:p>17,034</text:p>
          </table:table-cell>
          <table:table-cell office:value-type="float" office:value="15178" table:style-name="ce10">
            <text:p>15,1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2061" table:style-name="ce52">
            <text:p>32,061</text:p>
          </table:table-cell>
          <table:table-cell office:value-type="float" office:value="87344" table:style-name="ce11">
            <text:p>87,344</text:p>
          </table:table-cell>
          <table:table-cell office:value-type="float" office:value="44069" table:style-name="ce11">
            <text:p>44,069</text:p>
          </table:table-cell>
          <table:table-cell office:value-type="float" office:value="43275" table:style-name="ce10">
            <text:p>43,2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147" table:style-name="ce52">
            <text:p>12,147</text:p>
          </table:table-cell>
          <table:table-cell office:value-type="float" office:value="34518" table:style-name="ce11">
            <text:p>34,518</text:p>
          </table:table-cell>
          <table:table-cell office:value-type="float" office:value="18244" table:style-name="ce11">
            <text:p>18,244</text:p>
          </table:table-cell>
          <table:table-cell office:value-type="float" office:value="16274" table:style-name="ce10">
            <text:p>16,2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861" table:style-name="ce52">
            <text:p>5,861</text:p>
          </table:table-cell>
          <table:table-cell office:value-type="float" office:value="15710" table:style-name="ce11">
            <text:p>15,710</text:p>
          </table:table-cell>
          <table:table-cell office:value-type="float" office:value="8206" table:style-name="ce11">
            <text:p>8,206</text:p>
          </table:table-cell>
          <table:table-cell office:value-type="float" office:value="7504" table:style-name="ce10">
            <text:p>7,5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06" table:style-name="ce52">
            <text:p>5,206</text:p>
          </table:table-cell>
          <table:table-cell office:value-type="float" office:value="13380" table:style-name="ce11">
            <text:p>13,380</text:p>
          </table:table-cell>
          <table:table-cell office:value-type="float" office:value="7142" table:style-name="ce11">
            <text:p>7,142</text:p>
          </table:table-cell>
          <table:table-cell office:value-type="float" office:value="6238" table:style-name="ce10">
            <text:p>6,2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842" table:style-name="ce52">
            <text:p>10,842</text:p>
          </table:table-cell>
          <table:table-cell office:value-type="float" office:value="31645" table:style-name="ce11">
            <text:p>31,645</text:p>
          </table:table-cell>
          <table:table-cell office:value-type="float" office:value="16486" table:style-name="ce11">
            <text:p>16,486</text:p>
          </table:table-cell>
          <table:table-cell office:value-type="float" office:value="15159" table:style-name="ce10">
            <text:p>15,1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06" table:style-name="ce52">
            <text:p>6,106</text:p>
          </table:table-cell>
          <table:table-cell office:value-type="float" office:value="16777" table:style-name="ce11">
            <text:p>16,777</text:p>
          </table:table-cell>
          <table:table-cell office:value-type="float" office:value="8887" table:style-name="ce11">
            <text:p>8,887</text:p>
          </table:table-cell>
          <table:table-cell office:value-type="float" office:value="7890" table:style-name="ce10">
            <text:p>7,8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846" table:style-name="ce52">
            <text:p>3,846</text:p>
          </table:table-cell>
          <table:table-cell office:value-type="float" office:value="9202" table:style-name="ce11">
            <text:p>9,202</text:p>
          </table:table-cell>
          <table:table-cell office:value-type="float" office:value="5066" table:style-name="ce11">
            <text:p>5,066</text:p>
          </table:table-cell>
          <table:table-cell office:value-type="float" office:value="4136" table:style-name="ce10">
            <text:p>4,1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596" table:style-name="ce52">
            <text:p>3,596</text:p>
          </table:table-cell>
          <table:table-cell office:value-type="float" office:value="9961" table:style-name="ce11">
            <text:p>9,961</text:p>
          </table:table-cell>
          <table:table-cell office:value-type="float" office:value="5289" table:style-name="ce11">
            <text:p>5,289</text:p>
          </table:table-cell>
          <table:table-cell office:value-type="float" office:value="4672" table:style-name="ce10">
            <text:p>4,6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25" table:style-name="ce52">
            <text:p>5,625</text:p>
          </table:table-cell>
          <table:table-cell office:value-type="float" office:value="15302" table:style-name="ce11">
            <text:p>15,302</text:p>
          </table:table-cell>
          <table:table-cell office:value-type="float" office:value="8097" table:style-name="ce11">
            <text:p>8,097</text:p>
          </table:table-cell>
          <table:table-cell office:value-type="float" office:value="7205" table:style-name="ce10">
            <text:p>7,2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17" table:style-name="ce52">
            <text:p>2,617</text:p>
          </table:table-cell>
          <table:table-cell office:value-type="float" office:value="6519" table:style-name="ce11">
            <text:p>6,519</text:p>
          </table:table-cell>
          <table:table-cell office:value-type="float" office:value="3653" table:style-name="ce11">
            <text:p>3,653</text:p>
          </table:table-cell>
          <table:table-cell office:value-type="float" office:value="2866" table:style-name="ce10">
            <text:p>2,8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4" table:style-name="ce52">
            <text:p>4,144</text:p>
          </table:table-cell>
          <table:table-cell office:value-type="float" office:value="11821" table:style-name="ce11">
            <text:p>11,821</text:p>
          </table:table-cell>
          <table:table-cell office:value-type="float" office:value="6276" table:style-name="ce11">
            <text:p>6,276</text:p>
          </table:table-cell>
          <table:table-cell office:value-type="float" office:value="5545" table:style-name="ce10">
            <text:p>5,5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31" table:style-name="ce52">
            <text:p>2,331</text:p>
          </table:table-cell>
          <table:table-cell office:value-type="float" office:value="6227" table:style-name="ce11">
            <text:p>6,227</text:p>
          </table:table-cell>
          <table:table-cell office:value-type="float" office:value="3395" table:style-name="ce11">
            <text:p>3,395</text:p>
          </table:table-cell>
          <table:table-cell office:value-type="float" office:value="2832" table:style-name="ce10">
            <text:p>2,8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3" table:style-name="ce52">
            <text:p>1,723</text:p>
          </table:table-cell>
          <table:table-cell office:value-type="float" office:value="4151" table:style-name="ce11">
            <text:p>4,151</text:p>
          </table:table-cell>
          <table:table-cell office:value-type="float" office:value="2300" table:style-name="ce11">
            <text:p>2,300</text:p>
          </table:table-cell>
          <table:table-cell office:value-type="float" office:value="1851" table:style-name="ce10">
            <text:p>1,85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94" table:style-name="ce53">
            <text:p>1,994</text:p>
          </table:table-cell>
          <table:table-cell office:value-type="float" office:value="5727" table:style-name="ce18">
            <text:p>5,727</text:p>
          </table:table-cell>
          <table:table-cell office:value-type="float" office:value="3085" table:style-name="ce18">
            <text:p>3,085</text:p>
          </table:table-cell>
          <table:table-cell office:value-type="float" office:value="2642" table:style-name="ce17">
            <text:p>2,642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9712" table:style-name="ce71">
            <text:p>399,712</text:p>
          </table:table-cell>
          <table:table-cell office:value-type="float" office:value="1248262" table:style-name="ce79">
            <text:p>1,248,262</text:p>
          </table:table-cell>
          <table:table-cell office:value-type="float" office:value="633559" table:style-name="ce79">
            <text:p>633,559</text:p>
          </table:table-cell>
          <table:table-cell office:value-type="float" office:value="614703" table:style-name="ce73">
            <text:p>614,70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367" table:style-name="ce52">
            <text:p>78,367</text:p>
          </table:table-cell>
          <table:table-cell office:value-type="float" office:value="227019" table:style-name="ce11">
            <text:p>227,019</text:p>
          </table:table-cell>
          <table:table-cell office:value-type="float" office:value="111563" table:style-name="ce11">
            <text:p>111,563</text:p>
          </table:table-cell>
          <table:table-cell office:value-type="float" office:value="115456" table:style-name="ce10">
            <text:p>115,45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1253" table:style-name="ce52">
            <text:p>41,253</text:p>
          </table:table-cell>
          <table:table-cell office:value-type="float" office:value="122102" table:style-name="ce11">
            <text:p>122,102</text:p>
          </table:table-cell>
          <table:table-cell office:value-type="float" office:value="60351" table:style-name="ce11">
            <text:p>60,351</text:p>
          </table:table-cell>
          <table:table-cell office:value-type="float" office:value="61751" table:style-name="ce10">
            <text:p>61,751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437" table:style-name="ce52">
            <text:p>25,437</text:p>
          </table:table-cell>
          <table:table-cell office:value-type="float" office:value="85432" table:style-name="ce11">
            <text:p>85,432</text:p>
          </table:table-cell>
          <table:table-cell office:value-type="float" office:value="43283" table:style-name="ce11">
            <text:p>43,283</text:p>
          </table:table-cell>
          <table:table-cell office:value-type="float" office:value="42149" table:style-name="ce10">
            <text:p>42,14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710" table:style-name="ce52">
            <text:p>27,710</text:p>
          </table:table-cell>
          <table:table-cell office:value-type="float" office:value="89054" table:style-name="ce11">
            <text:p>89,054</text:p>
          </table:table-cell>
          <table:table-cell office:value-type="float" office:value="45194" table:style-name="ce11">
            <text:p>45,194</text:p>
          </table:table-cell>
          <table:table-cell office:value-type="float" office:value="43860" table:style-name="ce10">
            <text:p>43,86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213" table:style-name="ce52">
            <text:p>11,213</text:p>
          </table:table-cell>
          <table:table-cell office:value-type="float" office:value="33231" table:style-name="ce11">
            <text:p>33,231</text:p>
          </table:table-cell>
          <table:table-cell office:value-type="float" office:value="16655" table:style-name="ce11">
            <text:p>16,655</text:p>
          </table:table-cell>
          <table:table-cell office:value-type="float" office:value="16576" table:style-name="ce10">
            <text:p>16,5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874" table:style-name="ce52">
            <text:p>16,874</text:p>
          </table:table-cell>
          <table:table-cell office:value-type="float" office:value="54116" table:style-name="ce11">
            <text:p>54,116</text:p>
          </table:table-cell>
          <table:table-cell office:value-type="float" office:value="27352" table:style-name="ce11">
            <text:p>27,352</text:p>
          </table:table-cell>
          <table:table-cell office:value-type="float" office:value="26764" table:style-name="ce10">
            <text:p>26,76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454" table:style-name="ce52">
            <text:p>13,454</text:p>
          </table:table-cell>
          <table:table-cell office:value-type="float" office:value="39816" table:style-name="ce11">
            <text:p>39,816</text:p>
          </table:table-cell>
          <table:table-cell office:value-type="float" office:value="20387" table:style-name="ce11">
            <text:p>20,387</text:p>
          </table:table-cell>
          <table:table-cell office:value-type="float" office:value="19429" table:style-name="ce10">
            <text:p>19,42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399" table:style-name="ce52">
            <text:p>15,399</text:p>
          </table:table-cell>
          <table:table-cell office:value-type="float" office:value="48756" table:style-name="ce11">
            <text:p>48,756</text:p>
          </table:table-cell>
          <table:table-cell office:value-type="float" office:value="24973" table:style-name="ce11">
            <text:p>24,973</text:p>
          </table:table-cell>
          <table:table-cell office:value-type="float" office:value="23783" table:style-name="ce10">
            <text:p>23,78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80" table:style-name="ce52">
            <text:p>4,580</text:p>
          </table:table-cell>
          <table:table-cell office:value-type="float" office:value="16359" table:style-name="ce11">
            <text:p>16,359</text:p>
          </table:table-cell>
          <table:table-cell office:value-type="float" office:value="8452" table:style-name="ce11">
            <text:p>8,452</text:p>
          </table:table-cell>
          <table:table-cell office:value-type="float" office:value="7907" table:style-name="ce10">
            <text:p>7,90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792" table:style-name="ce52">
            <text:p>10,792</text:p>
          </table:table-cell>
          <table:table-cell office:value-type="float" office:value="37824" table:style-name="ce11">
            <text:p>37,824</text:p>
          </table:table-cell>
          <table:table-cell office:value-type="float" office:value="19071" table:style-name="ce11">
            <text:p>19,071</text:p>
          </table:table-cell>
          <table:table-cell office:value-type="float" office:value="18753" table:style-name="ce10">
            <text:p>18,7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332" table:style-name="ce52">
            <text:p>13,332</text:p>
          </table:table-cell>
          <table:table-cell office:value-type="float" office:value="45610" table:style-name="ce11">
            <text:p>45,610</text:p>
          </table:table-cell>
          <table:table-cell office:value-type="float" office:value="23773" table:style-name="ce11">
            <text:p>23,773</text:p>
          </table:table-cell>
          <table:table-cell office:value-type="float" office:value="21837" table:style-name="ce10">
            <text:p>21,83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200" table:style-name="ce52">
            <text:p>11,200</text:p>
          </table:table-cell>
          <table:table-cell office:value-type="float" office:value="38377" table:style-name="ce11">
            <text:p>38,377</text:p>
          </table:table-cell>
          <table:table-cell office:value-type="float" office:value="19730" table:style-name="ce11">
            <text:p>19,730</text:p>
          </table:table-cell>
          <table:table-cell office:value-type="float" office:value="18647" table:style-name="ce10">
            <text:p>18,64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529" table:style-name="ce52">
            <text:p>14,529</text:p>
          </table:table-cell>
          <table:table-cell office:value-type="float" office:value="44438" table:style-name="ce11">
            <text:p>44,438</text:p>
          </table:table-cell>
          <table:table-cell office:value-type="float" office:value="22774" table:style-name="ce11">
            <text:p>22,774</text:p>
          </table:table-cell>
          <table:table-cell office:value-type="float" office:value="21664" table:style-name="ce10">
            <text:p>21,6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8" table:style-name="ce52">
            <text:p>6,828</text:p>
          </table:table-cell>
          <table:table-cell office:value-type="float" office:value="22622" table:style-name="ce11">
            <text:p>22,622</text:p>
          </table:table-cell>
          <table:table-cell office:value-type="float" office:value="11909" table:style-name="ce11">
            <text:p>11,909</text:p>
          </table:table-cell>
          <table:table-cell office:value-type="float" office:value="10713" table:style-name="ce10">
            <text:p>10,7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2080" table:style-name="ce52">
            <text:p>12,080</text:p>
          </table:table-cell>
          <table:table-cell office:value-type="float" office:value="39899" table:style-name="ce11">
            <text:p>39,899</text:p>
          </table:table-cell>
          <table:table-cell office:value-type="float" office:value="20259" table:style-name="ce11">
            <text:p>20,259</text:p>
          </table:table-cell>
          <table:table-cell office:value-type="float" office:value="19640" table:style-name="ce10">
            <text:p>19,6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361" table:style-name="ce52">
            <text:p>9,361</text:p>
          </table:table-cell>
          <table:table-cell office:value-type="float" office:value="31485" table:style-name="ce11">
            <text:p>31,485</text:p>
          </table:table-cell>
          <table:table-cell office:value-type="float" office:value="16510" table:style-name="ce11">
            <text:p>16,510</text:p>
          </table:table-cell>
          <table:table-cell office:value-type="float" office:value="14975" table:style-name="ce10">
            <text:p>14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1120" table:style-name="ce52">
            <text:p>11,120</text:p>
          </table:table-cell>
          <table:table-cell office:value-type="float" office:value="33903" table:style-name="ce11">
            <text:p>33,903</text:p>
          </table:table-cell>
          <table:table-cell office:value-type="float" office:value="17405" table:style-name="ce11">
            <text:p>17,405</text:p>
          </table:table-cell>
          <table:table-cell office:value-type="float" office:value="16498" table:style-name="ce10">
            <text:p>16,4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198" table:style-name="ce52">
            <text:p>11,198</text:p>
          </table:table-cell>
          <table:table-cell office:value-type="float" office:value="35716" table:style-name="ce11">
            <text:p>35,716</text:p>
          </table:table-cell>
          <table:table-cell office:value-type="float" office:value="18503" table:style-name="ce11">
            <text:p>18,503</text:p>
          </table:table-cell>
          <table:table-cell office:value-type="float" office:value="17213" table:style-name="ce10">
            <text:p>17,2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327" table:style-name="ce52">
            <text:p>13,327</text:p>
          </table:table-cell>
          <table:table-cell office:value-type="float" office:value="41790" table:style-name="ce11">
            <text:p>41,790</text:p>
          </table:table-cell>
          <table:table-cell office:value-type="float" office:value="21437" table:style-name="ce11">
            <text:p>21,437</text:p>
          </table:table-cell>
          <table:table-cell office:value-type="float" office:value="20353" table:style-name="ce10">
            <text:p>20,3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1" table:style-name="ce52">
            <text:p>5,291</text:p>
          </table:table-cell>
          <table:table-cell office:value-type="float" office:value="14263" table:style-name="ce11">
            <text:p>14,263</text:p>
          </table:table-cell>
          <table:table-cell office:value-type="float" office:value="7485" table:style-name="ce11">
            <text:p>7,485</text:p>
          </table:table-cell>
          <table:table-cell office:value-type="float" office:value="6778" table:style-name="ce10">
            <text:p>6,7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223" table:style-name="ce52">
            <text:p>8,223</text:p>
          </table:table-cell>
          <table:table-cell office:value-type="float" office:value="26150" table:style-name="ce11">
            <text:p>26,150</text:p>
          </table:table-cell>
          <table:table-cell office:value-type="float" office:value="13489" table:style-name="ce11">
            <text:p>13,489</text:p>
          </table:table-cell>
          <table:table-cell office:value-type="float" office:value="12661" table:style-name="ce10">
            <text:p>12,6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89" table:style-name="ce52">
            <text:p>9,189</text:p>
          </table:table-cell>
          <table:table-cell office:value-type="float" office:value="29468" table:style-name="ce11">
            <text:p>29,468</text:p>
          </table:table-cell>
          <table:table-cell office:value-type="float" office:value="15193" table:style-name="ce11">
            <text:p>15,193</text:p>
          </table:table-cell>
          <table:table-cell office:value-type="float" office:value="14275" table:style-name="ce10">
            <text:p>14,2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18" table:style-name="ce52">
            <text:p>10,118</text:p>
          </table:table-cell>
          <table:table-cell office:value-type="float" office:value="31876" table:style-name="ce11">
            <text:p>31,876</text:p>
          </table:table-cell>
          <table:table-cell office:value-type="float" office:value="16815" table:style-name="ce11">
            <text:p>16,815</text:p>
          </table:table-cell>
          <table:table-cell office:value-type="float" office:value="15061" table:style-name="ce10">
            <text:p>15,0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47" table:style-name="ce52">
            <text:p>5,147</text:p>
          </table:table-cell>
          <table:table-cell office:value-type="float" office:value="15646" table:style-name="ce11">
            <text:p>15,646</text:p>
          </table:table-cell>
          <table:table-cell office:value-type="float" office:value="8442" table:style-name="ce11">
            <text:p>8,442</text:p>
          </table:table-cell>
          <table:table-cell office:value-type="float" office:value="7204" table:style-name="ce10">
            <text:p>7,2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71" table:style-name="ce52">
            <text:p>4,571</text:p>
          </table:table-cell>
          <table:table-cell office:value-type="float" office:value="14528" table:style-name="ce11">
            <text:p>14,528</text:p>
          </table:table-cell>
          <table:table-cell office:value-type="float" office:value="7592" table:style-name="ce11">
            <text:p>7,592</text:p>
          </table:table-cell>
          <table:table-cell office:value-type="float" office:value="6936" table:style-name="ce10">
            <text:p>6,93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119" table:style-name="ce53">
            <text:p>9,119</text:p>
          </table:table-cell>
          <table:table-cell office:value-type="float" office:value="28782" table:style-name="ce18">
            <text:p>28,782</text:p>
          </table:table-cell>
          <table:table-cell office:value-type="float" office:value="14962" table:style-name="ce18">
            <text:p>14,962</text:p>
          </table:table-cell>
          <table:table-cell office:value-type="float" office:value="13820" table:style-name="ce17">
            <text:p>13,820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526" table:style-name="ce71">
            <text:p>179,526</text:p>
          </table:table-cell>
          <table:table-cell office:value-type="float" office:value="481943" table:style-name="ce79">
            <text:p>481,943</text:p>
          </table:table-cell>
          <table:table-cell office:value-type="float" office:value="246038" table:style-name="ce79">
            <text:p>246,038</text:p>
          </table:table-cell>
          <table:table-cell office:value-type="float" office:value="235905" table:style-name="ce73">
            <text:p>235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624" table:style-name="ce52">
            <text:p>35,624</text:p>
          </table:table-cell>
          <table:table-cell office:value-type="float" office:value="97859" table:style-name="ce11">
            <text:p>97,859</text:p>
          </table:table-cell>
          <table:table-cell office:value-type="float" office:value="48809" table:style-name="ce11">
            <text:p>48,809</text:p>
          </table:table-cell>
          <table:table-cell office:value-type="float" office:value="49050" table:style-name="ce10">
            <text:p>49,0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28" table:style-name="ce52">
            <text:p>29,028</text:p>
          </table:table-cell>
          <table:table-cell office:value-type="float" office:value="77562" table:style-name="ce11">
            <text:p>77,562</text:p>
          </table:table-cell>
          <table:table-cell office:value-type="float" office:value="38403" table:style-name="ce11">
            <text:p>38,403</text:p>
          </table:table-cell>
          <table:table-cell office:value-type="float" office:value="39159" table:style-name="ce10">
            <text:p>39,1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309" table:style-name="ce52">
            <text:p>34,309</text:p>
          </table:table-cell>
          <table:table-cell office:value-type="float" office:value="96504" table:style-name="ce11">
            <text:p>96,504</text:p>
          </table:table-cell>
          <table:table-cell office:value-type="float" office:value="48481" table:style-name="ce11">
            <text:p>48,481</text:p>
          </table:table-cell>
          <table:table-cell office:value-type="float" office:value="48023" table:style-name="ce10">
            <text:p>48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58" table:style-name="ce52">
            <text:p>20,258</text:p>
          </table:table-cell>
          <table:table-cell office:value-type="float" office:value="52200" table:style-name="ce11">
            <text:p>52,200</text:p>
          </table:table-cell>
          <table:table-cell office:value-type="float" office:value="26642" table:style-name="ce11">
            <text:p>26,642</text:p>
          </table:table-cell>
          <table:table-cell office:value-type="float" office:value="25558" table:style-name="ce10">
            <text:p>25,5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16" table:style-name="ce52">
            <text:p>4,216</text:p>
          </table:table-cell>
          <table:table-cell office:value-type="float" office:value="10129" table:style-name="ce11">
            <text:p>10,129</text:p>
          </table:table-cell>
          <table:table-cell office:value-type="float" office:value="5319" table:style-name="ce11">
            <text:p>5,319</text:p>
          </table:table-cell>
          <table:table-cell office:value-type="float" office:value="4810" table:style-name="ce10">
            <text:p>4,8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01" table:style-name="ce52">
            <text:p>12,601</text:p>
          </table:table-cell>
          <table:table-cell office:value-type="float" office:value="36538" table:style-name="ce11">
            <text:p>36,538</text:p>
          </table:table-cell>
          <table:table-cell office:value-type="float" office:value="19274" table:style-name="ce11">
            <text:p>19,274</text:p>
          </table:table-cell>
          <table:table-cell office:value-type="float" office:value="17264" table:style-name="ce10">
            <text:p>17,2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890" table:style-name="ce52">
            <text:p>7,890</text:p>
          </table:table-cell>
          <table:table-cell office:value-type="float" office:value="16635" table:style-name="ce11">
            <text:p>16,635</text:p>
          </table:table-cell>
          <table:table-cell office:value-type="float" office:value="8879" table:style-name="ce11">
            <text:p>8,879</text:p>
          </table:table-cell>
          <table:table-cell office:value-type="float" office:value="7756" table:style-name="ce10">
            <text:p>7,7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58" table:style-name="ce52">
            <text:p>5,558</text:p>
          </table:table-cell>
          <table:table-cell office:value-type="float" office:value="13961" table:style-name="ce11">
            <text:p>13,961</text:p>
          </table:table-cell>
          <table:table-cell office:value-type="float" office:value="7652" table:style-name="ce11">
            <text:p>7,652</text:p>
          </table:table-cell>
          <table:table-cell office:value-type="float" office:value="6309" table:style-name="ce10">
            <text:p>6,3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01" table:style-name="ce52">
            <text:p>5,701</text:p>
          </table:table-cell>
          <table:table-cell office:value-type="float" office:value="15027" table:style-name="ce11">
            <text:p>15,027</text:p>
          </table:table-cell>
          <table:table-cell office:value-type="float" office:value="7946" table:style-name="ce11">
            <text:p>7,946</text:p>
          </table:table-cell>
          <table:table-cell office:value-type="float" office:value="7081" table:style-name="ce10">
            <text:p>7,0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132" table:style-name="ce52">
            <text:p>7,132</text:p>
          </table:table-cell>
          <table:table-cell office:value-type="float" office:value="17443" table:style-name="ce11">
            <text:p>17,443</text:p>
          </table:table-cell>
          <table:table-cell office:value-type="float" office:value="9423" table:style-name="ce11">
            <text:p>9,423</text:p>
          </table:table-cell>
          <table:table-cell office:value-type="float" office:value="8020" table:style-name="ce10">
            <text:p>8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59" table:style-name="ce52">
            <text:p>7,059</text:p>
          </table:table-cell>
          <table:table-cell office:value-type="float" office:value="16559" table:style-name="ce11">
            <text:p>16,559</text:p>
          </table:table-cell>
          <table:table-cell office:value-type="float" office:value="8695" table:style-name="ce11">
            <text:p>8,695</text:p>
          </table:table-cell>
          <table:table-cell office:value-type="float" office:value="7864" table:style-name="ce10">
            <text:p>7,8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84" table:style-name="ce52">
            <text:p>5,284</text:p>
          </table:table-cell>
          <table:table-cell office:value-type="float" office:value="15740" table:style-name="ce11">
            <text:p>15,740</text:p>
          </table:table-cell>
          <table:table-cell office:value-type="float" office:value="8401" table:style-name="ce11">
            <text:p>8,401</text:p>
          </table:table-cell>
          <table:table-cell office:value-type="float" office:value="7339" table:style-name="ce10">
            <text:p>7,33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66" table:style-name="ce53">
            <text:p>4,866</text:p>
          </table:table-cell>
          <table:table-cell office:value-type="float" office:value="15786" table:style-name="ce18">
            <text:p>15,786</text:p>
          </table:table-cell>
          <table:table-cell office:value-type="float" office:value="8114" table:style-name="ce18">
            <text:p>8,114</text:p>
          </table:table-cell>
          <table:table-cell office:value-type="float" office:value="7672" table:style-name="ce17">
            <text:p>7,67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597" table:style-name="ce71">
            <text:p>244,597</text:p>
          </table:table-cell>
          <table:table-cell office:value-type="float" office:value="666655" table:style-name="ce79">
            <text:p>666,655</text:p>
          </table:table-cell>
          <table:table-cell office:value-type="float" office:value="344364" table:style-name="ce79">
            <text:p>344,364</text:p>
          </table:table-cell>
          <table:table-cell office:value-type="float" office:value="322291" table:style-name="ce73">
            <text:p>322,2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842" table:style-name="ce52">
            <text:p>39,842</text:p>
          </table:table-cell>
          <table:table-cell office:value-type="float" office:value="107618" table:style-name="ce11">
            <text:p>107,618</text:p>
          </table:table-cell>
          <table:table-cell office:value-type="float" office:value="53247" table:style-name="ce11">
            <text:p>53,247</text:p>
          </table:table-cell>
          <table:table-cell office:value-type="float" office:value="54371" table:style-name="ce10">
            <text:p>54,3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232" table:style-name="ce52">
            <text:p>16,232</text:p>
          </table:table-cell>
          <table:table-cell office:value-type="float" office:value="43352" table:style-name="ce11">
            <text:p>43,352</text:p>
          </table:table-cell>
          <table:table-cell office:value-type="float" office:value="21965" table:style-name="ce11">
            <text:p>21,965</text:p>
          </table:table-cell>
          <table:table-cell office:value-type="float" office:value="21387" table:style-name="ce10">
            <text:p>21,3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6196" table:style-name="ce52">
            <text:p>26,196</text:p>
          </table:table-cell>
          <table:table-cell office:value-type="float" office:value="70337" table:style-name="ce11">
            <text:p>70,337</text:p>
          </table:table-cell>
          <table:table-cell office:value-type="float" office:value="35449" table:style-name="ce11">
            <text:p>35,449</text:p>
          </table:table-cell>
          <table:table-cell office:value-type="float" office:value="34888" table:style-name="ce10">
            <text:p>34,8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136" table:style-name="ce52">
            <text:p>15,136</text:p>
          </table:table-cell>
          <table:table-cell office:value-type="float" office:value="44836" table:style-name="ce11">
            <text:p>44,836</text:p>
          </table:table-cell>
          <table:table-cell office:value-type="float" office:value="22524" table:style-name="ce11">
            <text:p>22,524</text:p>
          </table:table-cell>
          <table:table-cell office:value-type="float" office:value="22312" table:style-name="ce10">
            <text:p>22,3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78" table:style-name="ce52">
            <text:p>9,578</text:p>
          </table:table-cell>
          <table:table-cell office:value-type="float" office:value="27785" table:style-name="ce11">
            <text:p>27,785</text:p>
          </table:table-cell>
          <table:table-cell office:value-type="float" office:value="14509" table:style-name="ce11">
            <text:p>14,509</text:p>
          </table:table-cell>
          <table:table-cell office:value-type="float" office:value="13276" table:style-name="ce10">
            <text:p>13,2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31" table:style-name="ce52">
            <text:p>16,031</text:p>
          </table:table-cell>
          <table:table-cell office:value-type="float" office:value="38118" table:style-name="ce11">
            <text:p>38,118</text:p>
          </table:table-cell>
          <table:table-cell office:value-type="float" office:value="19686" table:style-name="ce11">
            <text:p>19,686</text:p>
          </table:table-cell>
          <table:table-cell office:value-type="float" office:value="18432" table:style-name="ce10">
            <text:p>18,4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328" table:style-name="ce52">
            <text:p>11,328</text:p>
          </table:table-cell>
          <table:table-cell office:value-type="float" office:value="30305" table:style-name="ce11">
            <text:p>30,305</text:p>
          </table:table-cell>
          <table:table-cell office:value-type="float" office:value="15916" table:style-name="ce11">
            <text:p>15,916</text:p>
          </table:table-cell>
          <table:table-cell office:value-type="float" office:value="14389" table:style-name="ce10">
            <text:p>14,3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82" table:style-name="ce52">
            <text:p>6,682</text:p>
          </table:table-cell>
          <table:table-cell office:value-type="float" office:value="18302" table:style-name="ce11">
            <text:p>18,302</text:p>
          </table:table-cell>
          <table:table-cell office:value-type="float" office:value="9711" table:style-name="ce11">
            <text:p>9,711</text:p>
          </table:table-cell>
          <table:table-cell office:value-type="float" office:value="8591" table:style-name="ce10">
            <text:p>8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38" table:style-name="ce52">
            <text:p>9,438</text:p>
          </table:table-cell>
          <table:table-cell office:value-type="float" office:value="27756" table:style-name="ce11">
            <text:p>27,756</text:p>
          </table:table-cell>
          <table:table-cell office:value-type="float" office:value="14479" table:style-name="ce11">
            <text:p>14,479</text:p>
          </table:table-cell>
          <table:table-cell office:value-type="float" office:value="13277" table:style-name="ce10">
            <text:p>13,2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46" table:style-name="ce52">
            <text:p>6,046</text:p>
          </table:table-cell>
          <table:table-cell office:value-type="float" office:value="17093" table:style-name="ce11">
            <text:p>17,093</text:p>
          </table:table-cell>
          <table:table-cell office:value-type="float" office:value="8932" table:style-name="ce11">
            <text:p>8,932</text:p>
          </table:table-cell>
          <table:table-cell office:value-type="float" office:value="8161" table:style-name="ce10">
            <text:p>8,1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49" table:style-name="ce52">
            <text:p>8,949</text:p>
          </table:table-cell>
          <table:table-cell office:value-type="float" office:value="25439" table:style-name="ce11">
            <text:p>25,439</text:p>
          </table:table-cell>
          <table:table-cell office:value-type="float" office:value="13598" table:style-name="ce11">
            <text:p>13,598</text:p>
          </table:table-cell>
          <table:table-cell office:value-type="float" office:value="11841" table:style-name="ce10">
            <text:p>11,8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639" table:style-name="ce52">
            <text:p>8,639</text:p>
          </table:table-cell>
          <table:table-cell office:value-type="float" office:value="23384" table:style-name="ce11">
            <text:p>23,384</text:p>
          </table:table-cell>
          <table:table-cell office:value-type="float" office:value="12328" table:style-name="ce11">
            <text:p>12,328</text:p>
          </table:table-cell>
          <table:table-cell office:value-type="float" office:value="11056" table:style-name="ce10">
            <text:p>11,0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353" table:style-name="ce52">
            <text:p>15,353</text:p>
          </table:table-cell>
          <table:table-cell office:value-type="float" office:value="48673" table:style-name="ce11">
            <text:p>48,673</text:p>
          </table:table-cell>
          <table:table-cell office:value-type="float" office:value="24144" table:style-name="ce11">
            <text:p>24,144</text:p>
          </table:table-cell>
          <table:table-cell office:value-type="float" office:value="24529" table:style-name="ce10">
            <text:p>24,5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42" table:style-name="ce52">
            <text:p>5,742</text:p>
          </table:table-cell>
          <table:table-cell office:value-type="float" office:value="13824" table:style-name="ce11">
            <text:p>13,824</text:p>
          </table:table-cell>
          <table:table-cell office:value-type="float" office:value="7642" table:style-name="ce11">
            <text:p>7,642</text:p>
          </table:table-cell>
          <table:table-cell office:value-type="float" office:value="6182" table:style-name="ce10">
            <text:p>6,1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3" table:style-name="ce52">
            <text:p>4,433</text:p>
          </table:table-cell>
          <table:table-cell office:value-type="float" office:value="12238" table:style-name="ce11">
            <text:p>12,238</text:p>
          </table:table-cell>
          <table:table-cell office:value-type="float" office:value="6564" table:style-name="ce11">
            <text:p>6,564</text:p>
          </table:table-cell>
          <table:table-cell office:value-type="float" office:value="5674" table:style-name="ce10">
            <text:p>5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480" table:style-name="ce52">
            <text:p>8,480</text:p>
          </table:table-cell>
          <table:table-cell office:value-type="float" office:value="22425" table:style-name="ce11">
            <text:p>22,425</text:p>
          </table:table-cell>
          <table:table-cell office:value-type="float" office:value="11994" table:style-name="ce11">
            <text:p>11,994</text:p>
          </table:table-cell>
          <table:table-cell office:value-type="float" office:value="10431" table:style-name="ce10">
            <text:p>10,4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065" table:style-name="ce52">
            <text:p>9,065</text:p>
          </table:table-cell>
          <table:table-cell office:value-type="float" office:value="23994" table:style-name="ce11">
            <text:p>23,994</text:p>
          </table:table-cell>
          <table:table-cell office:value-type="float" office:value="13136" table:style-name="ce11">
            <text:p>13,136</text:p>
          </table:table-cell>
          <table:table-cell office:value-type="float" office:value="10858" table:style-name="ce10">
            <text:p>10,8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583" table:style-name="ce52">
            <text:p>8,583</text:p>
          </table:table-cell>
          <table:table-cell office:value-type="float" office:value="21810" table:style-name="ce11">
            <text:p>21,810</text:p>
          </table:table-cell>
          <table:table-cell office:value-type="float" office:value="11900" table:style-name="ce11">
            <text:p>11,900</text:p>
          </table:table-cell>
          <table:table-cell office:value-type="float" office:value="9910" table:style-name="ce10">
            <text:p>9,9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293" table:style-name="ce52">
            <text:p>9,293</text:p>
          </table:table-cell>
          <table:table-cell office:value-type="float" office:value="25821" table:style-name="ce11">
            <text:p>25,821</text:p>
          </table:table-cell>
          <table:table-cell office:value-type="float" office:value="13761" table:style-name="ce11">
            <text:p>13,761</text:p>
          </table:table-cell>
          <table:table-cell office:value-type="float" office:value="12060" table:style-name="ce10">
            <text:p>12,06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551" table:style-name="ce53">
            <text:p>9,551</text:p>
          </table:table-cell>
          <table:table-cell office:value-type="float" office:value="23545" table:style-name="ce18">
            <text:p>23,545</text:p>
          </table:table-cell>
          <table:table-cell office:value-type="float" office:value="12879" table:style-name="ce18">
            <text:p>12,879</text:p>
          </table:table-cell>
          <table:table-cell office:value-type="float" office:value="10666" table:style-name="ce17">
            <text:p>10,66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5012" table:style-name="ce71">
            <text:p>185,012</text:p>
          </table:table-cell>
          <table:table-cell office:value-type="float" office:value="490824" table:style-name="ce79">
            <text:p>490,824</text:p>
          </table:table-cell>
          <table:table-cell office:value-type="float" office:value="254485" table:style-name="ce79">
            <text:p>254,485</text:p>
          </table:table-cell>
          <table:table-cell office:value-type="float" office:value="236339" table:style-name="ce73">
            <text:p>236,3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905" table:style-name="ce52">
            <text:p>13,905</text:p>
          </table:table-cell>
          <table:table-cell office:value-type="float" office:value="38649" table:style-name="ce11">
            <text:p>38,649</text:p>
          </table:table-cell>
          <table:table-cell office:value-type="float" office:value="19632" table:style-name="ce11">
            <text:p>19,632</text:p>
          </table:table-cell>
          <table:table-cell office:value-type="float" office:value="19017" table:style-name="ce10">
            <text:p>19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955" table:style-name="ce52">
            <text:p>15,955</text:p>
          </table:table-cell>
          <table:table-cell office:value-type="float" office:value="41097" table:style-name="ce11">
            <text:p>41,097</text:p>
          </table:table-cell>
          <table:table-cell office:value-type="float" office:value="20712" table:style-name="ce11">
            <text:p>20,712</text:p>
          </table:table-cell>
          <table:table-cell office:value-type="float" office:value="20385" table:style-name="ce10">
            <text:p>20,3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731" table:style-name="ce52">
            <text:p>9,731</text:p>
          </table:table-cell>
          <table:table-cell office:value-type="float" office:value="25291" table:style-name="ce11">
            <text:p>25,291</text:p>
          </table:table-cell>
          <table:table-cell office:value-type="float" office:value="12863" table:style-name="ce11">
            <text:p>12,863</text:p>
          </table:table-cell>
          <table:table-cell office:value-type="float" office:value="12428" table:style-name="ce10">
            <text:p>12,4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94" table:style-name="ce52">
            <text:p>11,494</text:p>
          </table:table-cell>
          <table:table-cell office:value-type="float" office:value="29967" table:style-name="ce11">
            <text:p>29,967</text:p>
          </table:table-cell>
          <table:table-cell office:value-type="float" office:value="15204" table:style-name="ce11">
            <text:p>15,204</text:p>
          </table:table-cell>
          <table:table-cell office:value-type="float" office:value="14763" table:style-name="ce10">
            <text:p>14,7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971" table:style-name="ce52">
            <text:p>25,971</text:p>
          </table:table-cell>
          <table:table-cell office:value-type="float" office:value="70379" table:style-name="ce11">
            <text:p>70,379</text:p>
          </table:table-cell>
          <table:table-cell office:value-type="float" office:value="35907" table:style-name="ce11">
            <text:p>35,907</text:p>
          </table:table-cell>
          <table:table-cell office:value-type="float" office:value="34472" table:style-name="ce10">
            <text:p>34,4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68" table:style-name="ce52">
            <text:p>5,268</text:p>
          </table:table-cell>
          <table:table-cell office:value-type="float" office:value="13676" table:style-name="ce11">
            <text:p>13,676</text:p>
          </table:table-cell>
          <table:table-cell office:value-type="float" office:value="7305" table:style-name="ce11">
            <text:p>7,305</text:p>
          </table:table-cell>
          <table:table-cell office:value-type="float" office:value="6371" table:style-name="ce10">
            <text:p>6,3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58" table:style-name="ce52">
            <text:p>10,858</text:p>
          </table:table-cell>
          <table:table-cell office:value-type="float" office:value="30559" table:style-name="ce11">
            <text:p>30,559</text:p>
          </table:table-cell>
          <table:table-cell office:value-type="float" office:value="16145" table:style-name="ce11">
            <text:p>16,145</text:p>
          </table:table-cell>
          <table:table-cell office:value-type="float" office:value="14414" table:style-name="ce10">
            <text:p>14,4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693" table:style-name="ce52">
            <text:p>8,693</text:p>
          </table:table-cell>
          <table:table-cell office:value-type="float" office:value="21565" table:style-name="ce11">
            <text:p>21,565</text:p>
          </table:table-cell>
          <table:table-cell office:value-type="float" office:value="11451" table:style-name="ce11">
            <text:p>11,451</text:p>
          </table:table-cell>
          <table:table-cell office:value-type="float" office:value="10114" table:style-name="ce10">
            <text:p>10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040" table:style-name="ce52">
            <text:p>9,040</text:p>
          </table:table-cell>
          <table:table-cell office:value-type="float" office:value="23357" table:style-name="ce11">
            <text:p>23,357</text:p>
          </table:table-cell>
          <table:table-cell office:value-type="float" office:value="12359" table:style-name="ce11">
            <text:p>12,359</text:p>
          </table:table-cell>
          <table:table-cell office:value-type="float" office:value="10998" table:style-name="ce10">
            <text:p>10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154" table:style-name="ce52">
            <text:p>7,154</text:p>
          </table:table-cell>
          <table:table-cell office:value-type="float" office:value="17128" table:style-name="ce11">
            <text:p>17,128</text:p>
          </table:table-cell>
          <table:table-cell office:value-type="float" office:value="8939" table:style-name="ce11">
            <text:p>8,939</text:p>
          </table:table-cell>
          <table:table-cell office:value-type="float" office:value="8189" table:style-name="ce10">
            <text:p>8,1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44" table:style-name="ce52">
            <text:p>5,744</text:p>
          </table:table-cell>
          <table:table-cell office:value-type="float" office:value="14582" table:style-name="ce11">
            <text:p>14,582</text:p>
          </table:table-cell>
          <table:table-cell office:value-type="float" office:value="7842" table:style-name="ce11">
            <text:p>7,842</text:p>
          </table:table-cell>
          <table:table-cell office:value-type="float" office:value="6740" table:style-name="ce10">
            <text:p>6,7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590" table:style-name="ce52">
            <text:p>18,590</text:p>
          </table:table-cell>
          <table:table-cell office:value-type="float" office:value="48206" table:style-name="ce11">
            <text:p>48,206</text:p>
          </table:table-cell>
          <table:table-cell office:value-type="float" office:value="24925" table:style-name="ce11">
            <text:p>24,925</text:p>
          </table:table-cell>
          <table:table-cell office:value-type="float" office:value="23281" table:style-name="ce10">
            <text:p>23,2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46" table:style-name="ce52">
            <text:p>16,146</text:p>
          </table:table-cell>
          <table:table-cell office:value-type="float" office:value="43287" table:style-name="ce11">
            <text:p>43,287</text:p>
          </table:table-cell>
          <table:table-cell office:value-type="float" office:value="22437" table:style-name="ce11">
            <text:p>22,437</text:p>
          </table:table-cell>
          <table:table-cell office:value-type="float" office:value="20850" table:style-name="ce10">
            <text:p>20,8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83" table:style-name="ce52">
            <text:p>11,683</text:p>
          </table:table-cell>
          <table:table-cell office:value-type="float" office:value="33960" table:style-name="ce11">
            <text:p>33,960</text:p>
          </table:table-cell>
          <table:table-cell office:value-type="float" office:value="18075" table:style-name="ce11">
            <text:p>18,075</text:p>
          </table:table-cell>
          <table:table-cell office:value-type="float" office:value="15885" table:style-name="ce10">
            <text:p>15,8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34" table:style-name="ce52">
            <text:p>6,734</text:p>
          </table:table-cell>
          <table:table-cell office:value-type="float" office:value="18202" table:style-name="ce11">
            <text:p>18,202</text:p>
          </table:table-cell>
          <table:table-cell office:value-type="float" office:value="9676" table:style-name="ce11">
            <text:p>9,676</text:p>
          </table:table-cell>
          <table:table-cell office:value-type="float" office:value="8526" table:style-name="ce10">
            <text:p>8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35" table:style-name="ce52">
            <text:p>4,235</text:p>
          </table:table-cell>
          <table:table-cell office:value-type="float" office:value="11007" table:style-name="ce11">
            <text:p>11,007</text:p>
          </table:table-cell>
          <table:table-cell office:value-type="float" office:value="5912" table:style-name="ce11">
            <text:p>5,912</text:p>
          </table:table-cell>
          <table:table-cell office:value-type="float" office:value="5095" table:style-name="ce10">
            <text:p>5,0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3" table:style-name="ce52">
            <text:p>1,933</text:p>
          </table:table-cell>
          <table:table-cell office:value-type="float" office:value="4510" table:style-name="ce11">
            <text:p>4,510</text:p>
          </table:table-cell>
          <table:table-cell office:value-type="float" office:value="2285" table:style-name="ce11">
            <text:p>2,285</text:p>
          </table:table-cell>
          <table:table-cell office:value-type="float" office:value="2225" table:style-name="ce10">
            <text:p>2,22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8" table:style-name="ce53">
            <text:p>1,878</text:p>
          </table:table-cell>
          <table:table-cell office:value-type="float" office:value="5402" table:style-name="ce18">
            <text:p>5,402</text:p>
          </table:table-cell>
          <table:table-cell office:value-type="float" office:value="2816" table:style-name="ce18">
            <text:p>2,816</text:p>
          </table:table-cell>
          <table:table-cell office:value-type="float" office:value="2586" table:style-name="ce17">
            <text:p>2,586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3646" table:style-name="ce71">
            <text:p>293,646</text:p>
          </table:table-cell>
          <table:table-cell office:value-type="float" office:value="801377" table:style-name="ce79">
            <text:p>801,377</text:p>
          </table:table-cell>
          <table:table-cell office:value-type="float" office:value="407795" table:style-name="ce79">
            <text:p>407,795</text:p>
          </table:table-cell>
          <table:table-cell office:value-type="float" office:value="393582" table:style-name="ce73">
            <text:p>393,5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373" table:style-name="ce52">
            <text:p>75,373</text:p>
          </table:table-cell>
          <table:table-cell office:value-type="float" office:value="194520" table:style-name="ce11">
            <text:p>194,520</text:p>
          </table:table-cell>
          <table:table-cell office:value-type="float" office:value="95645" table:style-name="ce11">
            <text:p>95,645</text:p>
          </table:table-cell>
          <table:table-cell office:value-type="float" office:value="98875" table:style-name="ce10">
            <text:p>98,8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422" table:style-name="ce52">
            <text:p>20,422</text:p>
          </table:table-cell>
          <table:table-cell office:value-type="float" office:value="53291" table:style-name="ce11">
            <text:p>53,291</text:p>
          </table:table-cell>
          <table:table-cell office:value-type="float" office:value="26440" table:style-name="ce11">
            <text:p>26,440</text:p>
          </table:table-cell>
          <table:table-cell office:value-type="float" office:value="26851" table:style-name="ce10">
            <text:p>26,8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315" table:style-name="ce52">
            <text:p>17,315</text:p>
          </table:table-cell>
          <table:table-cell office:value-type="float" office:value="46125" table:style-name="ce11">
            <text:p>46,125</text:p>
          </table:table-cell>
          <table:table-cell office:value-type="float" office:value="23260" table:style-name="ce11">
            <text:p>23,260</text:p>
          </table:table-cell>
          <table:table-cell office:value-type="float" office:value="22865" table:style-name="ce10">
            <text:p>22,8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937" table:style-name="ce52">
            <text:p>11,937</text:p>
          </table:table-cell>
          <table:table-cell office:value-type="float" office:value="29921" table:style-name="ce11">
            <text:p>29,921</text:p>
          </table:table-cell>
          <table:table-cell office:value-type="float" office:value="15301" table:style-name="ce11">
            <text:p>15,301</text:p>
          </table:table-cell>
          <table:table-cell office:value-type="float" office:value="14620" table:style-name="ce10">
            <text:p>14,6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755" table:style-name="ce52">
            <text:p>15,755</text:p>
          </table:table-cell>
          <table:table-cell office:value-type="float" office:value="49557" table:style-name="ce11">
            <text:p>49,557</text:p>
          </table:table-cell>
          <table:table-cell office:value-type="float" office:value="25672" table:style-name="ce11">
            <text:p>25,672</text:p>
          </table:table-cell>
          <table:table-cell office:value-type="float" office:value="23885" table:style-name="ce10">
            <text:p>23,8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543" table:style-name="ce52">
            <text:p>10,543</text:p>
          </table:table-cell>
          <table:table-cell office:value-type="float" office:value="29203" table:style-name="ce11">
            <text:p>29,203</text:p>
          </table:table-cell>
          <table:table-cell office:value-type="float" office:value="15121" table:style-name="ce11">
            <text:p>15,121</text:p>
          </table:table-cell>
          <table:table-cell office:value-type="float" office:value="14082" table:style-name="ce10">
            <text:p>14,0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935" table:style-name="ce52">
            <text:p>3,935</text:p>
          </table:table-cell>
          <table:table-cell office:value-type="float" office:value="10619" table:style-name="ce11">
            <text:p>10,619</text:p>
          </table:table-cell>
          <table:table-cell office:value-type="float" office:value="5466" table:style-name="ce11">
            <text:p>5,466</text:p>
          </table:table-cell>
          <table:table-cell office:value-type="float" office:value="5153" table:style-name="ce10">
            <text:p>5,1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80" table:style-name="ce52">
            <text:p>7,380</text:p>
          </table:table-cell>
          <table:table-cell office:value-type="float" office:value="21657" table:style-name="ce11">
            <text:p>21,657</text:p>
          </table:table-cell>
          <table:table-cell office:value-type="float" office:value="11095" table:style-name="ce11">
            <text:p>11,095</text:p>
          </table:table-cell>
          <table:table-cell office:value-type="float" office:value="10562" table:style-name="ce10">
            <text:p>10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427" table:style-name="ce52">
            <text:p>8,427</text:p>
          </table:table-cell>
          <table:table-cell office:value-type="float" office:value="25720" table:style-name="ce11">
            <text:p>25,720</text:p>
          </table:table-cell>
          <table:table-cell office:value-type="float" office:value="13058" table:style-name="ce11">
            <text:p>13,058</text:p>
          </table:table-cell>
          <table:table-cell office:value-type="float" office:value="12662" table:style-name="ce10">
            <text:p>12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90" table:style-name="ce52">
            <text:p>7,990</text:p>
          </table:table-cell>
          <table:table-cell office:value-type="float" office:value="24461" table:style-name="ce11">
            <text:p>24,461</text:p>
          </table:table-cell>
          <table:table-cell office:value-type="float" office:value="12682" table:style-name="ce11">
            <text:p>12,682</text:p>
          </table:table-cell>
          <table:table-cell office:value-type="float" office:value="11779" table:style-name="ce10">
            <text:p>11,7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141" table:style-name="ce52">
            <text:p>9,141</text:p>
          </table:table-cell>
          <table:table-cell office:value-type="float" office:value="23356" table:style-name="ce11">
            <text:p>23,356</text:p>
          </table:table-cell>
          <table:table-cell office:value-type="float" office:value="12372" table:style-name="ce11">
            <text:p>12,372</text:p>
          </table:table-cell>
          <table:table-cell office:value-type="float" office:value="10984" table:style-name="ce10">
            <text:p>10,9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620" table:style-name="ce52">
            <text:p>6,620</text:p>
          </table:table-cell>
          <table:table-cell office:value-type="float" office:value="19732" table:style-name="ce11">
            <text:p>19,732</text:p>
          </table:table-cell>
          <table:table-cell office:value-type="float" office:value="10281" table:style-name="ce11">
            <text:p>10,281</text:p>
          </table:table-cell>
          <table:table-cell office:value-type="float" office:value="9451" table:style-name="ce10">
            <text:p>9,4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248" table:style-name="ce52">
            <text:p>19,248</text:p>
          </table:table-cell>
          <table:table-cell office:value-type="float" office:value="52473" table:style-name="ce11">
            <text:p>52,473</text:p>
          </table:table-cell>
          <table:table-cell office:value-type="float" office:value="26971" table:style-name="ce11">
            <text:p>26,971</text:p>
          </table:table-cell>
          <table:table-cell office:value-type="float" office:value="25502" table:style-name="ce10">
            <text:p>25,5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79" table:style-name="ce52">
            <text:p>5,679</text:p>
          </table:table-cell>
          <table:table-cell office:value-type="float" office:value="16194" table:style-name="ce11">
            <text:p>16,194</text:p>
          </table:table-cell>
          <table:table-cell office:value-type="float" office:value="8613" table:style-name="ce11">
            <text:p>8,613</text:p>
          </table:table-cell>
          <table:table-cell office:value-type="float" office:value="7581" table:style-name="ce10">
            <text:p>7,5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59" table:style-name="ce52">
            <text:p>3,459</text:p>
          </table:table-cell>
          <table:table-cell office:value-type="float" office:value="9671" table:style-name="ce11">
            <text:p>9,671</text:p>
          </table:table-cell>
          <table:table-cell office:value-type="float" office:value="5120" table:style-name="ce11">
            <text:p>5,120</text:p>
          </table:table-cell>
          <table:table-cell office:value-type="float" office:value="4551" table:style-name="ce10">
            <text:p>4,5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89" table:style-name="ce52">
            <text:p>8,689</text:p>
          </table:table-cell>
          <table:table-cell office:value-type="float" office:value="23121" table:style-name="ce11">
            <text:p>23,121</text:p>
          </table:table-cell>
          <table:table-cell office:value-type="float" office:value="12047" table:style-name="ce11">
            <text:p>12,047</text:p>
          </table:table-cell>
          <table:table-cell office:value-type="float" office:value="11074" table:style-name="ce10">
            <text:p>11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933" table:style-name="ce52">
            <text:p>11,933</text:p>
          </table:table-cell>
          <table:table-cell office:value-type="float" office:value="33213" table:style-name="ce11">
            <text:p>33,213</text:p>
          </table:table-cell>
          <table:table-cell office:value-type="float" office:value="17224" table:style-name="ce11">
            <text:p>17,224</text:p>
          </table:table-cell>
          <table:table-cell office:value-type="float" office:value="15989" table:style-name="ce10">
            <text:p>15,9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73" table:style-name="ce52">
            <text:p>4,573</text:p>
          </table:table-cell>
          <table:table-cell office:value-type="float" office:value="15141" table:style-name="ce11">
            <text:p>15,141</text:p>
          </table:table-cell>
          <table:table-cell office:value-type="float" office:value="7622" table:style-name="ce11">
            <text:p>7,622</text:p>
          </table:table-cell>
          <table:table-cell office:value-type="float" office:value="7519" table:style-name="ce10">
            <text:p>7,5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32" table:style-name="ce52">
            <text:p>6,632</text:p>
          </table:table-cell>
          <table:table-cell office:value-type="float" office:value="16899" table:style-name="ce11">
            <text:p>16,899</text:p>
          </table:table-cell>
          <table:table-cell office:value-type="float" office:value="8613" table:style-name="ce11">
            <text:p>8,613</text:p>
          </table:table-cell>
          <table:table-cell office:value-type="float" office:value="8286" table:style-name="ce10">
            <text:p>8,2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97" table:style-name="ce52">
            <text:p>3,797</text:p>
          </table:table-cell>
          <table:table-cell office:value-type="float" office:value="10091" table:style-name="ce11">
            <text:p>10,091</text:p>
          </table:table-cell>
          <table:table-cell office:value-type="float" office:value="5149" table:style-name="ce11">
            <text:p>5,149</text:p>
          </table:table-cell>
          <table:table-cell office:value-type="float" office:value="4942" table:style-name="ce10">
            <text:p>4,9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68" table:style-name="ce52">
            <text:p>6,968</text:p>
          </table:table-cell>
          <table:table-cell office:value-type="float" office:value="18186" table:style-name="ce11">
            <text:p>18,186</text:p>
          </table:table-cell>
          <table:table-cell office:value-type="float" office:value="9382" table:style-name="ce11">
            <text:p>9,382</text:p>
          </table:table-cell>
          <table:table-cell office:value-type="float" office:value="8804" table:style-name="ce10">
            <text:p>8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771" table:style-name="ce52">
            <text:p>4,771</text:p>
          </table:table-cell>
          <table:table-cell office:value-type="float" office:value="12156" table:style-name="ce11">
            <text:p>12,156</text:p>
          </table:table-cell>
          <table:table-cell office:value-type="float" office:value="6608" table:style-name="ce11">
            <text:p>6,608</text:p>
          </table:table-cell>
          <table:table-cell office:value-type="float" office:value="5548" table:style-name="ce10">
            <text:p>5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538" table:style-name="ce52">
            <text:p>3,538</text:p>
          </table:table-cell>
          <table:table-cell office:value-type="float" office:value="8225" table:style-name="ce11">
            <text:p>8,225</text:p>
          </table:table-cell>
          <table:table-cell office:value-type="float" office:value="4397" table:style-name="ce11">
            <text:p>4,397</text:p>
          </table:table-cell>
          <table:table-cell office:value-type="float" office:value="3828" table:style-name="ce10">
            <text:p>3,8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36" table:style-name="ce52">
            <text:p>3,036</text:p>
          </table:table-cell>
          <table:table-cell office:value-type="float" office:value="7472" table:style-name="ce11">
            <text:p>7,472</text:p>
          </table:table-cell>
          <table:table-cell office:value-type="float" office:value="4039" table:style-name="ce11">
            <text:p>4,039</text:p>
          </table:table-cell>
          <table:table-cell office:value-type="float" office:value="3433" table:style-name="ce10">
            <text:p>3,4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34" table:style-name="ce52">
            <text:p>2,034</text:p>
          </table:table-cell>
          <table:table-cell office:value-type="float" office:value="5158" table:style-name="ce11">
            <text:p>5,158</text:p>
          </table:table-cell>
          <table:table-cell office:value-type="float" office:value="2703" table:style-name="ce11">
            <text:p>2,703</text:p>
          </table:table-cell>
          <table:table-cell office:value-type="float" office:value="2455" table:style-name="ce10">
            <text:p>2,4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99" table:style-name="ce52">
            <text:p>2,399</text:p>
          </table:table-cell>
          <table:table-cell office:value-type="float" office:value="7755" table:style-name="ce11">
            <text:p>7,755</text:p>
          </table:table-cell>
          <table:table-cell office:value-type="float" office:value="3896" table:style-name="ce11">
            <text:p>3,896</text:p>
          </table:table-cell>
          <table:table-cell office:value-type="float" office:value="3859" table:style-name="ce10">
            <text:p>3,8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96" table:style-name="ce52">
            <text:p>1,096</text:p>
          </table:table-cell>
          <table:table-cell office:value-type="float" office:value="3290" table:style-name="ce11">
            <text:p>3,290</text:p>
          </table:table-cell>
          <table:table-cell office:value-type="float" office:value="1679" table:style-name="ce11">
            <text:p>1,679</text:p>
          </table:table-cell>
          <table:table-cell office:value-type="float" office:value="1611" table:style-name="ce10">
            <text:p>1,6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110" table:style-name="ce52">
            <text:p>2,110</text:p>
          </table:table-cell>
          <table:table-cell office:value-type="float" office:value="6729" table:style-name="ce11">
            <text:p>6,729</text:p>
          </table:table-cell>
          <table:table-cell office:value-type="float" office:value="3403" table:style-name="ce11">
            <text:p>3,403</text:p>
          </table:table-cell>
          <table:table-cell office:value-type="float" office:value="3326" table:style-name="ce10">
            <text:p>3,3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37" table:style-name="ce52">
            <text:p>1,437</text:p>
          </table:table-cell>
          <table:table-cell office:value-type="float" office:value="5364" table:style-name="ce11">
            <text:p>5,364</text:p>
          </table:table-cell>
          <table:table-cell office:value-type="float" office:value="2779" table:style-name="ce11">
            <text:p>2,779</text:p>
          </table:table-cell>
          <table:table-cell office:value-type="float" office:value="2585" table:style-name="ce10">
            <text:p>2,5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81" table:style-name="ce52">
            <text:p>2,281</text:p>
          </table:table-cell>
          <table:table-cell office:value-type="float" office:value="7426" table:style-name="ce11">
            <text:p>7,426</text:p>
          </table:table-cell>
          <table:table-cell office:value-type="float" office:value="3726" table:style-name="ce11">
            <text:p>3,726</text:p>
          </table:table-cell>
          <table:table-cell office:value-type="float" office:value="3700" table:style-name="ce10">
            <text:p>3,7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63" table:style-name="ce52">
            <text:p>1,463</text:p>
          </table:table-cell>
          <table:table-cell office:value-type="float" office:value="4905" table:style-name="ce11">
            <text:p>4,905</text:p>
          </table:table-cell>
          <table:table-cell office:value-type="float" office:value="2487" table:style-name="ce11">
            <text:p>2,487</text:p>
          </table:table-cell>
          <table:table-cell office:value-type="float" office:value="2418" table:style-name="ce10">
            <text:p>2,4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30" table:style-name="ce52">
            <text:p>1,630</text:p>
          </table:table-cell>
          <table:table-cell office:value-type="float" office:value="4900" table:style-name="ce11">
            <text:p>4,900</text:p>
          </table:table-cell>
          <table:table-cell office:value-type="float" office:value="2522" table:style-name="ce11">
            <text:p>2,522</text:p>
          </table:table-cell>
          <table:table-cell office:value-type="float" office:value="2378" table:style-name="ce10">
            <text:p>2,37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2035" table:style-name="ce53">
            <text:p>2,035</text:p>
          </table:table-cell>
          <table:table-cell office:value-type="float" office:value="4846" table:style-name="ce18">
            <text:p>4,846</text:p>
          </table:table-cell>
          <table:table-cell office:value-type="float" office:value="2422" table:style-name="ce18">
            <text:p>2,422</text:p>
          </table:table-cell>
          <table:table-cell office:value-type="float" office:value="2424" table:style-name="ce17">
            <text:p>2,424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4040" table:style-name="ce71">
            <text:p>84,040</text:p>
          </table:table-cell>
          <table:table-cell office:value-type="float" office:value="212959" table:style-name="ce79">
            <text:p>212,959</text:p>
          </table:table-cell>
          <table:table-cell office:value-type="float" office:value="109159" table:style-name="ce79">
            <text:p>109,159</text:p>
          </table:table-cell>
          <table:table-cell office:value-type="float" office:value="103800" table:style-name="ce73">
            <text:p>103,8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624" table:style-name="ce52">
            <text:p>40,624</text:p>
          </table:table-cell>
          <table:table-cell office:value-type="float" office:value="103547" table:style-name="ce11">
            <text:p>103,547</text:p>
          </table:table-cell>
          <table:table-cell office:value-type="float" office:value="51495" table:style-name="ce11">
            <text:p>51,495</text:p>
          </table:table-cell>
          <table:table-cell office:value-type="float" office:value="52052" table:style-name="ce10">
            <text:p>52,0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45" table:style-name="ce52">
            <text:p>5,345</text:p>
          </table:table-cell>
          <table:table-cell office:value-type="float" office:value="13268" table:style-name="ce11">
            <text:p>13,268</text:p>
          </table:table-cell>
          <table:table-cell office:value-type="float" office:value="6967" table:style-name="ce11">
            <text:p>6,967</text:p>
          </table:table-cell>
          <table:table-cell office:value-type="float" office:value="6301" table:style-name="ce10">
            <text:p>6,3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81" table:style-name="ce52">
            <text:p>3,181</text:p>
          </table:table-cell>
          <table:table-cell office:value-type="float" office:value="8233" table:style-name="ce11">
            <text:p>8,233</text:p>
          </table:table-cell>
          <table:table-cell office:value-type="float" office:value="4240" table:style-name="ce11">
            <text:p>4,240</text:p>
          </table:table-cell>
          <table:table-cell office:value-type="float" office:value="3993" table:style-name="ce10">
            <text:p>3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60" table:style-name="ce52">
            <text:p>6,860</text:p>
          </table:table-cell>
          <table:table-cell office:value-type="float" office:value="16787" table:style-name="ce11">
            <text:p>16,787</text:p>
          </table:table-cell>
          <table:table-cell office:value-type="float" office:value="8783" table:style-name="ce11">
            <text:p>8,783</text:p>
          </table:table-cell>
          <table:table-cell office:value-type="float" office:value="8004" table:style-name="ce10">
            <text:p>8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73" table:style-name="ce52">
            <text:p>2,473</text:p>
          </table:table-cell>
          <table:table-cell office:value-type="float" office:value="5629" table:style-name="ce11">
            <text:p>5,629</text:p>
          </table:table-cell>
          <table:table-cell office:value-type="float" office:value="2930" table:style-name="ce11">
            <text:p>2,930</text:p>
          </table:table-cell>
          <table:table-cell office:value-type="float" office:value="2699" table:style-name="ce10">
            <text:p>2,6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07" table:style-name="ce52">
            <text:p>4,807</text:p>
          </table:table-cell>
          <table:table-cell office:value-type="float" office:value="10794" table:style-name="ce11">
            <text:p>10,794</text:p>
          </table:table-cell>
          <table:table-cell office:value-type="float" office:value="5719" table:style-name="ce11">
            <text:p>5,719</text:p>
          </table:table-cell>
          <table:table-cell office:value-type="float" office:value="5075" table:style-name="ce10">
            <text:p>5,0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698" table:style-name="ce52">
            <text:p>3,698</text:p>
          </table:table-cell>
          <table:table-cell office:value-type="float" office:value="8096" table:style-name="ce11">
            <text:p>8,096</text:p>
          </table:table-cell>
          <table:table-cell office:value-type="float" office:value="4440" table:style-name="ce11">
            <text:p>4,440</text:p>
          </table:table-cell>
          <table:table-cell office:value-type="float" office:value="3656" table:style-name="ce10">
            <text:p>3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00" table:style-name="ce52">
            <text:p>2,900</text:p>
          </table:table-cell>
          <table:table-cell office:value-type="float" office:value="6784" table:style-name="ce11">
            <text:p>6,784</text:p>
          </table:table-cell>
          <table:table-cell office:value-type="float" office:value="3811" table:style-name="ce11">
            <text:p>3,811</text:p>
          </table:table-cell>
          <table:table-cell office:value-type="float" office:value="2973" table:style-name="ce10">
            <text:p>2,9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18" table:style-name="ce52">
            <text:p>3,018</text:p>
          </table:table-cell>
          <table:table-cell office:value-type="float" office:value="7398" table:style-name="ce11">
            <text:p>7,398</text:p>
          </table:table-cell>
          <table:table-cell office:value-type="float" office:value="3908" table:style-name="ce11">
            <text:p>3,908</text:p>
          </table:table-cell>
          <table:table-cell office:value-type="float" office:value="3490" table:style-name="ce10">
            <text:p>3,4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56" table:style-name="ce52">
            <text:p>3,156</text:p>
          </table:table-cell>
          <table:table-cell office:value-type="float" office:value="8007" table:style-name="ce11">
            <text:p>8,007</text:p>
          </table:table-cell>
          <table:table-cell office:value-type="float" office:value="4131" table:style-name="ce11">
            <text:p>4,131</text:p>
          </table:table-cell>
          <table:table-cell office:value-type="float" office:value="3876" table:style-name="ce10">
            <text:p>3,8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200" table:style-name="ce52">
            <text:p>1,200</text:p>
          </table:table-cell>
          <table:table-cell office:value-type="float" office:value="4191" table:style-name="ce11">
            <text:p>4,191</text:p>
          </table:table-cell>
          <table:table-cell office:value-type="float" office:value="2250" table:style-name="ce11">
            <text:p>2,250</text:p>
          </table:table-cell>
          <table:table-cell office:value-type="float" office:value="1941" table:style-name="ce10">
            <text:p>1,9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83" table:style-name="ce52">
            <text:p>1,083</text:p>
          </table:table-cell>
          <table:table-cell office:value-type="float" office:value="3615" table:style-name="ce11">
            <text:p>3,615</text:p>
          </table:table-cell>
          <table:table-cell office:value-type="float" office:value="1906" table:style-name="ce11">
            <text:p>1,906</text:p>
          </table:table-cell>
          <table:table-cell office:value-type="float" office:value="1709" table:style-name="ce10">
            <text:p>1,7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93" table:style-name="ce52">
            <text:p>1,093</text:p>
          </table:table-cell>
          <table:table-cell office:value-type="float" office:value="4190" table:style-name="ce11">
            <text:p>4,190</text:p>
          </table:table-cell>
          <table:table-cell office:value-type="float" office:value="2213" table:style-name="ce11">
            <text:p>2,213</text:p>
          </table:table-cell>
          <table:table-cell office:value-type="float" office:value="1977" table:style-name="ce10">
            <text:p>1,9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49" table:style-name="ce52">
            <text:p>1,449</text:p>
          </table:table-cell>
          <table:table-cell office:value-type="float" office:value="3457" table:style-name="ce11">
            <text:p>3,457</text:p>
          </table:table-cell>
          <table:table-cell office:value-type="float" office:value="1872" table:style-name="ce11">
            <text:p>1,872</text:p>
          </table:table-cell>
          <table:table-cell office:value-type="float" office:value="1585" table:style-name="ce10">
            <text:p>1,5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96" table:style-name="ce52">
            <text:p>1,196</text:p>
          </table:table-cell>
          <table:table-cell office:value-type="float" office:value="3717" table:style-name="ce11">
            <text:p>3,717</text:p>
          </table:table-cell>
          <table:table-cell office:value-type="float" office:value="1871" table:style-name="ce11">
            <text:p>1,871</text:p>
          </table:table-cell>
          <table:table-cell office:value-type="float" office:value="1846" table:style-name="ce10">
            <text:p>1,84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57" table:style-name="ce53">
            <text:p>1,957</text:p>
          </table:table-cell>
          <table:table-cell office:value-type="float" office:value="5246" table:style-name="ce18">
            <text:p>5,246</text:p>
          </table:table-cell>
          <table:table-cell office:value-type="float" office:value="2623" table:style-name="ce18">
            <text:p>2,623</text:p>
          </table:table-cell>
          <table:table-cell office:value-type="float" office:value="2623" table:style-name="ce17">
            <text:p>2,623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897" table:style-name="ce71">
            <text:p>127,897</text:p>
          </table:table-cell>
          <table:table-cell office:value-type="float" office:value="319842" table:style-name="ce79">
            <text:p>319,842</text:p>
          </table:table-cell>
          <table:table-cell office:value-type="float" office:value="161579" table:style-name="ce79">
            <text:p>161,579</text:p>
          </table:table-cell>
          <table:table-cell office:value-type="float" office:value="158263" table:style-name="ce73">
            <text:p>158,2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660" table:style-name="ce52">
            <text:p>41,660</text:p>
          </table:table-cell>
          <table:table-cell office:value-type="float" office:value="100298" table:style-name="ce11">
            <text:p>100,298</text:p>
          </table:table-cell>
          <table:table-cell office:value-type="float" office:value="48204" table:style-name="ce11">
            <text:p>48,204</text:p>
          </table:table-cell>
          <table:table-cell office:value-type="float" office:value="52094" table:style-name="ce10">
            <text:p>52,0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59" table:style-name="ce52">
            <text:p>4,359</text:p>
          </table:table-cell>
          <table:table-cell office:value-type="float" office:value="10597" table:style-name="ce11">
            <text:p>10,597</text:p>
          </table:table-cell>
          <table:table-cell office:value-type="float" office:value="5472" table:style-name="ce11">
            <text:p>5,472</text:p>
          </table:table-cell>
          <table:table-cell office:value-type="float" office:value="5125" table:style-name="ce10">
            <text:p>5,1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64" table:style-name="ce52">
            <text:p>8,864</text:p>
          </table:table-cell>
          <table:table-cell office:value-type="float" office:value="22676" table:style-name="ce11">
            <text:p>22,676</text:p>
          </table:table-cell>
          <table:table-cell office:value-type="float" office:value="11970" table:style-name="ce11">
            <text:p>11,970</text:p>
          </table:table-cell>
          <table:table-cell office:value-type="float" office:value="10706" table:style-name="ce10">
            <text:p>10,7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8232" table:style-name="ce52">
            <text:p>8,232</text:p>
          </table:table-cell>
          <table:table-cell office:value-type="float" office:value="20250" table:style-name="ce11">
            <text:p>20,250</text:p>
          </table:table-cell>
          <table:table-cell office:value-type="float" office:value="10319" table:style-name="ce11">
            <text:p>10,319</text:p>
          </table:table-cell>
          <table:table-cell office:value-type="float" office:value="9931" table:style-name="ce10">
            <text:p>9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3007" table:style-name="ce52">
            <text:p>33,007</text:p>
          </table:table-cell>
          <table:table-cell office:value-type="float" office:value="82690" table:style-name="ce11">
            <text:p>82,690</text:p>
          </table:table-cell>
          <table:table-cell office:value-type="float" office:value="41308" table:style-name="ce11">
            <text:p>41,308</text:p>
          </table:table-cell>
          <table:table-cell office:value-type="float" office:value="41382" table:style-name="ce10">
            <text:p>41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66" table:style-name="ce52">
            <text:p>7,366</text:p>
          </table:table-cell>
          <table:table-cell office:value-type="float" office:value="17202" table:style-name="ce11">
            <text:p>17,202</text:p>
          </table:table-cell>
          <table:table-cell office:value-type="float" office:value="9127" table:style-name="ce11">
            <text:p>9,127</text:p>
          </table:table-cell>
          <table:table-cell office:value-type="float" office:value="8075" table:style-name="ce10">
            <text:p>8,0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61" table:style-name="ce52">
            <text:p>4,961</text:p>
          </table:table-cell>
          <table:table-cell office:value-type="float" office:value="12088" table:style-name="ce11">
            <text:p>12,088</text:p>
          </table:table-cell>
          <table:table-cell office:value-type="float" office:value="6417" table:style-name="ce11">
            <text:p>6,417</text:p>
          </table:table-cell>
          <table:table-cell office:value-type="float" office:value="5671" table:style-name="ce10">
            <text:p>5,6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90" table:style-name="ce52">
            <text:p>1,690</text:p>
          </table:table-cell>
          <table:table-cell office:value-type="float" office:value="4352" table:style-name="ce11">
            <text:p>4,352</text:p>
          </table:table-cell>
          <table:table-cell office:value-type="float" office:value="2435" table:style-name="ce11">
            <text:p>2,435</text:p>
          </table:table-cell>
          <table:table-cell office:value-type="float" office:value="1917" table:style-name="ce10">
            <text:p>1,9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80" table:style-name="ce52">
            <text:p>4,780</text:p>
          </table:table-cell>
          <table:table-cell office:value-type="float" office:value="11047" table:style-name="ce11">
            <text:p>11,047</text:p>
          </table:table-cell>
          <table:table-cell office:value-type="float" office:value="5898" table:style-name="ce11">
            <text:p>5,898</text:p>
          </table:table-cell>
          <table:table-cell office:value-type="float" office:value="5149" table:style-name="ce10">
            <text:p>5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4" table:style-name="ce52">
            <text:p>4,054</text:p>
          </table:table-cell>
          <table:table-cell office:value-type="float" office:value="9751" table:style-name="ce11">
            <text:p>9,751</text:p>
          </table:table-cell>
          <table:table-cell office:value-type="float" office:value="5303" table:style-name="ce11">
            <text:p>5,303</text:p>
          </table:table-cell>
          <table:table-cell office:value-type="float" office:value="4448" table:style-name="ce10">
            <text:p>4,4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5078" table:style-name="ce52">
            <text:p>5,078</text:p>
          </table:table-cell>
          <table:table-cell office:value-type="float" office:value="16747" table:style-name="ce11">
            <text:p>16,747</text:p>
          </table:table-cell>
          <table:table-cell office:value-type="float" office:value="8601" table:style-name="ce11">
            <text:p>8,601</text:p>
          </table:table-cell>
          <table:table-cell office:value-type="float" office:value="8146" table:style-name="ce10">
            <text:p>8,1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5" table:style-name="ce52">
            <text:p>2,125</text:p>
          </table:table-cell>
          <table:table-cell office:value-type="float" office:value="6149" table:style-name="ce11">
            <text:p>6,149</text:p>
          </table:table-cell>
          <table:table-cell office:value-type="float" office:value="3243" table:style-name="ce11">
            <text:p>3,243</text:p>
          </table:table-cell>
          <table:table-cell office:value-type="float" office:value="2906" table:style-name="ce10">
            <text:p>2,90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21" table:style-name="ce53">
            <text:p>1,721</text:p>
          </table:table-cell>
          <table:table-cell office:value-type="float" office:value="5995" table:style-name="ce18">
            <text:p>5,995</text:p>
          </table:table-cell>
          <table:table-cell office:value-type="float" office:value="3282" table:style-name="ce18">
            <text:p>3,282</text:p>
          </table:table-cell>
          <table:table-cell office:value-type="float" office:value="2713" table:style-name="ce17">
            <text:p>2,71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2383" table:style-name="ce71">
            <text:p>42,383</text:p>
          </table:table-cell>
          <table:table-cell office:value-type="float" office:value="106216" table:style-name="ce79">
            <text:p>106,216</text:p>
          </table:table-cell>
          <table:table-cell office:value-type="float" office:value="54594" table:style-name="ce79">
            <text:p>54,594</text:p>
          </table:table-cell>
          <table:table-cell office:value-type="float" office:value="51622" table:style-name="ce73">
            <text:p>51,6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906" table:style-name="ce52">
            <text:p>25,906</text:p>
          </table:table-cell>
          <table:table-cell office:value-type="float" office:value="63147" table:style-name="ce11">
            <text:p>63,147</text:p>
          </table:table-cell>
          <table:table-cell office:value-type="float" office:value="32112" table:style-name="ce11">
            <text:p>32,112</text:p>
          </table:table-cell>
          <table:table-cell office:value-type="float" office:value="31035" table:style-name="ce10">
            <text:p>31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236" table:style-name="ce52">
            <text:p>6,236</text:p>
          </table:table-cell>
          <table:table-cell office:value-type="float" office:value="15482" table:style-name="ce11">
            <text:p>15,482</text:p>
          </table:table-cell>
          <table:table-cell office:value-type="float" office:value="8167" table:style-name="ce11">
            <text:p>8,167</text:p>
          </table:table-cell>
          <table:table-cell office:value-type="float" office:value="7315" table:style-name="ce10">
            <text:p>7,3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607" table:style-name="ce52">
            <text:p>3,607</text:p>
          </table:table-cell>
          <table:table-cell office:value-type="float" office:value="9957" table:style-name="ce11">
            <text:p>9,957</text:p>
          </table:table-cell>
          <table:table-cell office:value-type="float" office:value="5114" table:style-name="ce11">
            <text:p>5,114</text:p>
          </table:table-cell>
          <table:table-cell office:value-type="float" office:value="4843" table:style-name="ce10">
            <text:p>4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98" table:style-name="ce52">
            <text:p>3,098</text:p>
          </table:table-cell>
          <table:table-cell office:value-type="float" office:value="8338" table:style-name="ce11">
            <text:p>8,338</text:p>
          </table:table-cell>
          <table:table-cell office:value-type="float" office:value="4295" table:style-name="ce11">
            <text:p>4,295</text:p>
          </table:table-cell>
          <table:table-cell office:value-type="float" office:value="4043" table:style-name="ce10">
            <text:p>4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49" table:style-name="ce52">
            <text:p>2,049</text:p>
          </table:table-cell>
          <table:table-cell office:value-type="float" office:value="5445" table:style-name="ce11">
            <text:p>5,445</text:p>
          </table:table-cell>
          <table:table-cell office:value-type="float" office:value="2935" table:style-name="ce11">
            <text:p>2,935</text:p>
          </table:table-cell>
          <table:table-cell office:value-type="float" office:value="2510" table:style-name="ce10">
            <text:p>2,51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87" table:style-name="ce53">
            <text:p>1,487</text:p>
          </table:table-cell>
          <table:table-cell office:value-type="float" office:value="3847" table:style-name="ce18">
            <text:p>3,847</text:p>
          </table:table-cell>
          <table:table-cell office:value-type="float" office:value="1971" table:style-name="ce18">
            <text:p>1,971</text:p>
          </table:table-cell>
          <table:table-cell office:value-type="float" office:value="1876" table:style-name="ce17">
            <text:p>1,87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11年04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6035" table:style-name="ce71">
            <text:p>156,035</text:p>
          </table:table-cell>
          <table:table-cell office:value-type="float" office:value="361612" table:style-name="ce79">
            <text:p>361,612</text:p>
          </table:table-cell>
          <table:table-cell office:value-type="float" office:value="180267" table:style-name="ce79">
            <text:p>180,267</text:p>
          </table:table-cell>
          <table:table-cell office:value-type="float" office:value="181345" table:style-name="ce73">
            <text:p>181,34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3010" table:style-name="ce52">
            <text:p>23,010</text:p>
          </table:table-cell>
          <table:table-cell office:value-type="float" office:value="50448" table:style-name="ce11">
            <text:p>50,448</text:p>
          </table:table-cell>
          <table:table-cell office:value-type="float" office:value="25618" table:style-name="ce11">
            <text:p>25,618</text:p>
          </table:table-cell>
          <table:table-cell office:value-type="float" office:value="24830" table:style-name="ce10">
            <text:p>24,83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2019" table:style-name="ce52">
            <text:p>22,019</text:p>
          </table:table-cell>
          <table:table-cell office:value-type="float" office:value="53054" table:style-name="ce11">
            <text:p>53,054</text:p>
          </table:table-cell>
          <table:table-cell office:value-type="float" office:value="26492" table:style-name="ce11">
            <text:p>26,492</text:p>
          </table:table-cell>
          <table:table-cell office:value-type="float" office:value="26562" table:style-name="ce10">
            <text:p>26,562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226" table:style-name="ce52">
            <text:p>16,226</text:p>
          </table:table-cell>
          <table:table-cell office:value-type="float" office:value="38149" table:style-name="ce11">
            <text:p>38,149</text:p>
          </table:table-cell>
          <table:table-cell office:value-type="float" office:value="19048" table:style-name="ce11">
            <text:p>19,048</text:p>
          </table:table-cell>
          <table:table-cell office:value-type="float" office:value="19101" table:style-name="ce10">
            <text:p>19,101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8799" table:style-name="ce52">
            <text:p>18,799</text:p>
          </table:table-cell>
          <table:table-cell office:value-type="float" office:value="41432" table:style-name="ce11">
            <text:p>41,432</text:p>
          </table:table-cell>
          <table:table-cell office:value-type="float" office:value="20381" table:style-name="ce11">
            <text:p>20,381</text:p>
          </table:table-cell>
          <table:table-cell office:value-type="float" office:value="21051" table:style-name="ce10">
            <text:p>21,051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148" table:style-name="ce52">
            <text:p>19,148</text:p>
          </table:table-cell>
          <table:table-cell office:value-type="float" office:value="45327" table:style-name="ce11">
            <text:p>45,327</text:p>
          </table:table-cell>
          <table:table-cell office:value-type="float" office:value="22993" table:style-name="ce11">
            <text:p>22,993</text:p>
          </table:table-cell>
          <table:table-cell office:value-type="float" office:value="22334" table:style-name="ce10">
            <text:p>22,33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09" table:style-name="ce52">
            <text:p>34,009</text:p>
          </table:table-cell>
          <table:table-cell office:value-type="float" office:value="80480" table:style-name="ce11">
            <text:p>80,480</text:p>
          </table:table-cell>
          <table:table-cell office:value-type="float" office:value="39840" table:style-name="ce11">
            <text:p>39,840</text:p>
          </table:table-cell>
          <table:table-cell office:value-type="float" office:value="40640" table:style-name="ce10">
            <text:p>40,64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824" table:style-name="ce53">
            <text:p>22,824</text:p>
          </table:table-cell>
          <table:table-cell office:value-type="float" office:value="52722" table:style-name="ce18">
            <text:p>52,722</text:p>
          </table:table-cell>
          <table:table-cell office:value-type="float" office:value="25895" table:style-name="ce18">
            <text:p>25,895</text:p>
          </table:table-cell>
          <table:table-cell office:value-type="float" office:value="26827" table:style-name="ce17">
            <text:p>26,827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4141" table:style-name="ce71">
            <text:p>174,141</text:p>
          </table:table-cell>
          <table:table-cell office:value-type="float" office:value="450494" table:style-name="ce79">
            <text:p>450,494</text:p>
          </table:table-cell>
          <table:table-cell office:value-type="float" office:value="222438" table:style-name="ce79">
            <text:p>222,438</text:p>
          </table:table-cell>
          <table:table-cell office:value-type="float" office:value="228056" table:style-name="ce73">
            <text:p>228,0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5483" table:style-name="ce52">
            <text:p>85,483</text:p>
          </table:table-cell>
          <table:table-cell office:value-type="float" office:value="220843" table:style-name="ce11">
            <text:p>220,843</text:p>
          </table:table-cell>
          <table:table-cell office:value-type="float" office:value="108889" table:style-name="ce11">
            <text:p>108,889</text:p>
          </table:table-cell>
          <table:table-cell office:value-type="float" office:value="111954" table:style-name="ce10">
            <text:p>111,9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9823" table:style-name="ce52">
            <text:p>59,823</text:p>
          </table:table-cell>
          <table:table-cell office:value-type="float" office:value="151364" table:style-name="ce11">
            <text:p>151,364</text:p>
          </table:table-cell>
          <table:table-cell office:value-type="float" office:value="73813" table:style-name="ce11">
            <text:p>73,813</text:p>
          </table:table-cell>
          <table:table-cell office:value-type="float" office:value="77551" table:style-name="ce10">
            <text:p>77,55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835" table:style-name="ce53">
            <text:p>28,835</text:p>
          </table:table-cell>
          <table:table-cell office:value-type="float" office:value="78287" table:style-name="ce18">
            <text:p>78,287</text:p>
          </table:table-cell>
          <table:table-cell office:value-type="float" office:value="39736" table:style-name="ce18">
            <text:p>39,736</text:p>
          </table:table-cell>
          <table:table-cell office:value-type="float" office:value="38551" table:style-name="ce17">
            <text:p>38,551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753" table:style-name="ce71">
            <text:p>101,753</text:p>
          </table:table-cell>
          <table:table-cell office:value-type="float" office:value="263202" table:style-name="ce79">
            <text:p>263,202</text:p>
          </table:table-cell>
          <table:table-cell office:value-type="float" office:value="126921" table:style-name="ce79">
            <text:p>126,921</text:p>
          </table:table-cell>
          <table:table-cell office:value-type="float" office:value="136281" table:style-name="ce73">
            <text:p>136,2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6108" table:style-name="ce52">
            <text:p>46,108</text:p>
          </table:table-cell>
          <table:table-cell office:value-type="float" office:value="118179" table:style-name="ce11">
            <text:p>118,179</text:p>
          </table:table-cell>
          <table:table-cell office:value-type="float" office:value="56408" table:style-name="ce11">
            <text:p>56,408</text:p>
          </table:table-cell>
          <table:table-cell office:value-type="float" office:value="61771" table:style-name="ce10">
            <text:p>61,77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645" table:style-name="ce53">
            <text:p>55,645</text:p>
          </table:table-cell>
          <table:table-cell office:value-type="float" office:value="145023" table:style-name="ce18">
            <text:p>145,023</text:p>
          </table:table-cell>
          <table:table-cell office:value-type="float" office:value="70513" table:style-name="ce18">
            <text:p>70,513</text:p>
          </table:table-cell>
          <table:table-cell office:value-type="float" office:value="74510" table:style-name="ce17">
            <text:p>74,51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612" table:style-name="ce71">
            <text:p>42,612</text:p>
          </table:table-cell>
          <table:table-cell office:value-type="float" office:value="140510" table:style-name="ce79">
            <text:p>140,510</text:p>
          </table:table-cell>
          <table:table-cell office:value-type="float" office:value="69802" table:style-name="ce79">
            <text:p>69,802</text:p>
          </table:table-cell>
          <table:table-cell office:value-type="float" office:value="70708" table:style-name="ce73">
            <text:p>70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232" table:style-name="ce52">
            <text:p>13,232</text:p>
          </table:table-cell>
          <table:table-cell office:value-type="float" office:value="42305" table:style-name="ce11">
            <text:p>42,305</text:p>
          </table:table-cell>
          <table:table-cell office:value-type="float" office:value="20974" table:style-name="ce11">
            <text:p>20,974</text:p>
          </table:table-cell>
          <table:table-cell office:value-type="float" office:value="21331" table:style-name="ce10">
            <text:p>21,3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588" table:style-name="ce52">
            <text:p>9,588</text:p>
          </table:table-cell>
          <table:table-cell office:value-type="float" office:value="30499" table:style-name="ce11">
            <text:p>30,499</text:p>
          </table:table-cell>
          <table:table-cell office:value-type="float" office:value="15219" table:style-name="ce11">
            <text:p>15,219</text:p>
          </table:table-cell>
          <table:table-cell office:value-type="float" office:value="15280" table:style-name="ce10">
            <text:p>15,2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540" table:style-name="ce52">
            <text:p>6,540</text:p>
          </table:table-cell>
          <table:table-cell office:value-type="float" office:value="20631" table:style-name="ce11">
            <text:p>20,631</text:p>
          </table:table-cell>
          <table:table-cell office:value-type="float" office:value="10090" table:style-name="ce11">
            <text:p>10,090</text:p>
          </table:table-cell>
          <table:table-cell office:value-type="float" office:value="10541" table:style-name="ce10">
            <text:p>10,5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863" table:style-name="ce52">
            <text:p>9,863</text:p>
          </table:table-cell>
          <table:table-cell office:value-type="float" office:value="33794" table:style-name="ce11">
            <text:p>33,794</text:p>
          </table:table-cell>
          <table:table-cell office:value-type="float" office:value="16906" table:style-name="ce11">
            <text:p>16,906</text:p>
          </table:table-cell>
          <table:table-cell office:value-type="float" office:value="16888" table:style-name="ce10">
            <text:p>16,8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57" table:style-name="ce52">
            <text:p>3,257</text:p>
          </table:table-cell>
          <table:table-cell office:value-type="float" office:value="12610" table:style-name="ce11">
            <text:p>12,610</text:p>
          </table:table-cell>
          <table:table-cell office:value-type="float" office:value="6268" table:style-name="ce11">
            <text:p>6,268</text:p>
          </table:table-cell>
          <table:table-cell office:value-type="float" office:value="6342" table:style-name="ce10">
            <text:p>6,34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2" table:style-name="ce53">
            <text:p>132</text:p>
          </table:table-cell>
          <table:table-cell office:value-type="float" office:value="671" table:style-name="ce18">
            <text:p>671</text:p>
          </table:table-cell>
          <table:table-cell office:value-type="float" office:value="345" table:style-name="ce18">
            <text:p>345</text:p>
          </table:table-cell>
          <table:table-cell office:value-type="float" office:value="326" table:style-name="ce17">
            <text:p>32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583" table:style-name="ce71">
            <text:p>3,583</text:p>
          </table:table-cell>
          <table:table-cell office:value-type="float" office:value="13752" table:style-name="ce79">
            <text:p>13,752</text:p>
          </table:table-cell>
          <table:table-cell office:value-type="float" office:value="7982" table:style-name="ce79">
            <text:p>7,982</text:p>
          </table:table-cell>
          <table:table-cell office:value-type="float" office:value="5770" table:style-name="ce73">
            <text:p>5,7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2027" table:style-name="ce52">
            <text:p>2,027</text:p>
          </table:table-cell>
          <table:table-cell office:value-type="float" office:value="7694" table:style-name="ce11">
            <text:p>7,694</text:p>
          </table:table-cell>
          <table:table-cell office:value-type="float" office:value="4335" table:style-name="ce11">
            <text:p>4,335</text:p>
          </table:table-cell>
          <table:table-cell office:value-type="float" office:value="3359" table:style-name="ce10">
            <text:p>3,3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866" table:style-name="ce52">
            <text:p>866</text:p>
          </table:table-cell>
          <table:table-cell office:value-type="float" office:value="3072" table:style-name="ce11">
            <text:p>3,072</text:p>
          </table:table-cell>
          <table:table-cell office:value-type="float" office:value="1781" table:style-name="ce11">
            <text:p>1,781</text:p>
          </table:table-cell>
          <table:table-cell office:value-type="float" office:value="1291" table:style-name="ce10">
            <text:p>1,2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32" table:style-name="ce52">
            <text:p>332</text:p>
          </table:table-cell>
          <table:table-cell office:value-type="float" office:value="1488" table:style-name="ce11">
            <text:p>1,488</text:p>
          </table:table-cell>
          <table:table-cell office:value-type="float" office:value="945" table:style-name="ce11">
            <text:p>945</text:p>
          </table:table-cell>
          <table:table-cell office:value-type="float" office:value="543" table:style-name="ce10">
            <text:p>54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8" table:style-name="ce53">
            <text:p>358</text:p>
          </table:table-cell>
          <table:table-cell office:value-type="float" office:value="1498" table:style-name="ce18">
            <text:p>1,498</text:p>
          </table:table-cell>
          <table:table-cell office:value-type="float" office:value="921" table:style-name="ce18">
            <text:p>921</text:p>
          </table:table-cell>
          <table:table-cell office:value-type="float" office:value="577" table:style-name="ce17">
            <text:p>57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user</meta:initial-creator>
    <dc:creator>盧怡婷</dc:creator>
    <meta:creation-date>1998-03-06T04:37:15Z</meta:creation-date>
    <dc:date>2022-05-03T02:50:45Z</dc:date>
    <meta:print-date>2020-06-02T06:30:47Z</meta:print-date>
  </office:meta>
</office:document-meta>
</file>